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52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3.318cm"/>
    </style:style>
    <style:style style:name="co4" style:family="table-column">
      <style:table-column-properties fo:break-before="auto" style:column-width="3.233cm"/>
    </style:style>
    <style:style style:name="co5" style:family="table-column">
      <style:table-column-properties fo:break-before="auto" style:column-width="3.36cm"/>
    </style:style>
    <style:style style:name="co6" style:family="table-column">
      <style:table-column-properties fo:break-before="auto" style:column-width="3.447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3.658cm"/>
    </style:style>
    <style:style style:name="co9" style:family="table-column">
      <style:table-column-properties fo:break-before="auto" style:column-width="3.48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monkes_Monoenergetic_Databas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10" table:number-columns-repeated="14" table:default-cell-style-name="ce1"/>
        <table:table-row table:style-name="ro1">
          <table:table-cell office:value-type="string" calcext:value-type="string">
            <text:p><text:s text:c="14"/>nu/v [m^-1]</text:p>
          </table:table-cell>
          <table:table-cell office:value-type="string" calcext:value-type="string">
            <text:p><text:s text:c="7"/>E_r/v [kV s /m^2]</text:p>
          </table:table-cell>
          <table:table-cell office:value-type="string" calcext:value-type="string">
            <text:p><text:s text:c="15"/>N_theta</text:p>
          </table:table-cell>
          <table:table-cell office:value-type="string" calcext:value-type="string">
            <text:p><text:s text:c="17"/>N_zeta</text:p>
          </table:table-cell>
          <table:table-cell office:value-type="string" calcext:value-type="string">
            <text:p><text:s text:c="19"/>N_xi</text:p>
          </table:table-cell>
          <table:table-cell office:value-type="string" calcext:value-type="string">
            <text:p><text:s text:c="19"/>D_11</text:p>
          </table:table-cell>
          <table:table-cell office:value-type="string" calcext:value-type="string">
            <text:p><text:s text:c="19"/>D_31</text:p>
          </table:table-cell>
          <table:table-cell office:value-type="string" calcext:value-type="string">
            <text:p><text:s text:c="19"/>D_13</text:p>
          </table:table-cell>
          <table:table-cell office:value-type="string" calcext:value-type="string">
            <text:p><text:s text:c="19"/>D_33</text:p>
          </table:table-cell>
          <table:table-cell office:value-type="string" calcext:value-type="string">
            <text:p><text:s text:c="11"/>D_33_Spitzer</text:p>
          </table:table-cell>
          <table:table-cell office:value-type="string" calcext:value-type="string">
            <text:p><text:s text:c="4"/>Wall-clock time [s]</text:p>
          </table:table-cell>
          <table:table-cell office:value-type="string" calcext:value-type="string">
            <text:p><text:s text:c="11"/>CPU time [s]</text:p>
          </table:table-cell>
          <table:table-cell office:value-type="string" calcext:value-type="string">
            <text:p>Delta D11</text:p>
          </table:table-cell>
          <table:table-cell office:value-type="string" calcext:value-type="string">
            <text:p>Delta D31</text:p>
          </table:table-cell>
          <table:table-cell office:value-type="string" calcext:value-type="string">
            <text:p>Delta D13 </text:p>
          </table:table-cell>
          <table:table-cell office:value-type="string" calcext:value-type="string">
            <text:p>Delta D33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20" calcext:value-type="float">
            <text:p>2.0000000000E+01</text:p>
          </table:table-cell>
          <table:table-cell office:value-type="float" office:value="0.494125051728573" calcext:value-type="float">
            <text:p>4.9412505173E-01</text:p>
          </table:table-cell>
          <table:table-cell office:value-type="float" office:value="0.0452265307589115" calcext:value-type="float">
            <text:p>4.5226530759E-02</text:p>
          </table:table-cell>
          <table:table-cell office:value-type="float" office:value="-0.0452267258628696" calcext:value-type="float">
            <text:p>-4.5226725863E-02</text:p>
          </table:table-cell>
          <table:table-cell office:value-type="float" office:value="-21363.8471588967" calcext:value-type="float">
            <text:p>-2.1363847159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56.3616" calcext:value-type="float">
            <text:p>5.6361600000E+01</text:p>
          </table:table-cell>
          <table:table-cell office:value-type="float" office:value="731.908616" calcext:value-type="float">
            <text:p>7.3190861600E+02</text:p>
          </table:table-cell>
          <table:table-cell table:formula="of:=[.F3]-[.F2]" office:value-type="float" office:value="-0.0431804063939096" calcext:value-type="float">
            <text:p>-4.3180406394E-02</text:p>
          </table:table-cell>
          <table:table-cell table:formula="of:=[.G3]-[.G2]" office:value-type="float" office:value="0.0730805194557357" calcext:value-type="float">
            <text:p>7.3080519456E-02</text:p>
          </table:table-cell>
          <table:table-cell table:formula="of:=[.H3]-[.H2]" office:value-type="float" office:value="-0.0730803135539316" calcext:value-type="float">
            <text:p>-7.3080313554E-02</text:p>
          </table:table-cell>
          <table:table-cell table:formula="of:=[.I3]-[.I2]" office:value-type="float" office:value="-6083.2726771658" calcext:value-type="float">
            <text:p>-6.0832726772E+03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40" calcext:value-type="float">
            <text:p>4.0000000000E+01</text:p>
          </table:table-cell>
          <table:table-cell office:value-type="float" office:value="0.450944645334663" calcext:value-type="float">
            <text:p>4.5094464533E-01</text:p>
          </table:table-cell>
          <table:table-cell office:value-type="float" office:value="0.118307050214647" calcext:value-type="float">
            <text:p>1.1830705021E-01</text:p>
          </table:table-cell>
          <table:table-cell office:value-type="float" office:value="-0.118307039416801" calcext:value-type="float">
            <text:p>-1.1830703942E-01</text:p>
          </table:table-cell>
          <table:table-cell office:value-type="float" office:value="-27447.1198360625" calcext:value-type="float">
            <text:p>-2.7447119836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07.6808" calcext:value-type="float">
            <text:p>1.0768080000E+02</text:p>
          </table:table-cell>
          <table:table-cell office:value-type="float" office:value="1410.824327" calcext:value-type="float">
            <text:p>1.4108243270E+03</text:p>
          </table:table-cell>
          <table:table-cell table:formula="of:=[.F4]-[.F3]" office:value-type="float" office:value="-0.00857522328769811" calcext:value-type="float">
            <text:p>-8.5752232877E-03</text:p>
          </table:table-cell>
          <table:table-cell table:formula="of:=[.G4]-[.G3]" office:value-type="float" office:value="-0.104167223775842" calcext:value-type="float">
            <text:p>-1.0416722378E-01</text:p>
          </table:table-cell>
          <table:table-cell table:formula="of:=[.H4]-[.H3]" office:value-type="float" office:value="0.104167205049268" calcext:value-type="float">
            <text:p>1.0416720505E-01</text:p>
          </table:table-cell>
          <table:table-cell table:formula="of:=[.I4]-[.I3]" office:value-type="float" office:value="-1947.08354891664" calcext:value-type="float">
            <text:p>-1.9470835489E+03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60" calcext:value-type="float">
            <text:p>6.0000000000E+01</text:p>
          </table:table-cell>
          <table:table-cell office:value-type="float" office:value="0.442369422046965" calcext:value-type="float">
            <text:p>4.4236942205E-01</text:p>
          </table:table-cell>
          <table:table-cell office:value-type="float" office:value="0.0141398264388056" calcext:value-type="float">
            <text:p>1.4139826439E-02</text:p>
          </table:table-cell>
          <table:table-cell office:value-type="float" office:value="-0.0141398343675337" calcext:value-type="float">
            <text:p>-1.4139834368E-02</text:p>
          </table:table-cell>
          <table:table-cell office:value-type="float" office:value="-29394.2033849792" calcext:value-type="float">
            <text:p>-2.9394203385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58.9337" calcext:value-type="float">
            <text:p>1.5893370000E+02</text:p>
          </table:table-cell>
          <table:table-cell office:value-type="float" office:value="2088.050361" calcext:value-type="float">
            <text:p>2.0880503610E+03</text:p>
          </table:table-cell>
          <table:table-cell table:formula="of:=[.F5]-[.F4]" office:value-type="float" office:value="-0.00407898127549422" calcext:value-type="float">
            <text:p>-4.0789812755E-03</text:p>
          </table:table-cell>
          <table:table-cell table:formula="of:=[.G5]-[.G4]" office:value-type="float" office:value="0.00813889817965953" calcext:value-type="float">
            <text:p>8.1388981797E-03</text:p>
          </table:table-cell>
          <table:table-cell table:formula="of:=[.H5]-[.H4]" office:value-type="float" office:value="-0.00813888930639487" calcext:value-type="float">
            <text:p>-8.1388893064E-03</text:p>
          </table:table-cell>
          <table:table-cell table:formula="of:=[.I5]-[.I4]" office:value-type="float" office:value="-863.626797776018" calcext:value-type="float">
            <text:p>-8.6362679778E+02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80" calcext:value-type="float">
            <text:p>8.0000000000E+01</text:p>
          </table:table-cell>
          <table:table-cell office:value-type="float" office:value="0.438290440771471" calcext:value-type="float">
            <text:p>4.3829044077E-01</text:p>
          </table:table-cell>
          <table:table-cell office:value-type="float" office:value="0.0222787246184651" calcext:value-type="float">
            <text:p>2.2278724618E-02</text:p>
          </table:table-cell>
          <table:table-cell office:value-type="float" office:value="-0.0222787236739286" calcext:value-type="float">
            <text:p>-2.2278723674E-02</text:p>
          </table:table-cell>
          <table:table-cell office:value-type="float" office:value="-30257.8301827552" calcext:value-type="float">
            <text:p>-3.0257830183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210.4358" calcext:value-type="float">
            <text:p>2.1043580000E+02</text:p>
          </table:table-cell>
          <table:table-cell office:value-type="float" office:value="2768.386211" calcext:value-type="float">
            <text:p>2.7683862110E+03</text:p>
          </table:table-cell>
          <table:table-cell table:formula="of:=[.F6]-[.F5]" office:value-type="float" office:value="-0.00255185608181296" calcext:value-type="float">
            <text:p>-2.5518560818E-03</text:p>
          </table:table-cell>
          <table:table-cell table:formula="of:=[.G6]-[.G5]" office:value-type="float" office:value="0.0275365808366511" calcext:value-type="float">
            <text:p>2.7536580837E-02</text:p>
          </table:table-cell>
          <table:table-cell table:formula="of:=[.H6]-[.H5]" office:value-type="float" office:value="-0.0275365682989741" calcext:value-type="float">
            <text:p>-2.7536568299E-02</text:p>
          </table:table-cell>
          <table:table-cell table:formula="of:=[.I6]-[.I5]" office:value-type="float" office:value="-453.96324140927" calcext:value-type="float">
            <text:p>-4.5396324141E+02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100" calcext:value-type="float">
            <text:p>1.0000000000E+02</text:p>
          </table:table-cell>
          <table:table-cell office:value-type="float" office:value="0.435738584689658" calcext:value-type="float">
            <text:p>4.3573858469E-01</text:p>
          </table:table-cell>
          <table:table-cell office:value-type="float" office:value="0.0498153054551161" calcext:value-type="float">
            <text:p>4.9815305455E-02</text:p>
          </table:table-cell>
          <table:table-cell office:value-type="float" office:value="-0.0498152919729026" calcext:value-type="float">
            <text:p>-4.9815291973E-02</text:p>
          </table:table-cell>
          <table:table-cell office:value-type="float" office:value="-30711.7934241645" calcext:value-type="float">
            <text:p>-3.0711793424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261.7149" calcext:value-type="float">
            <text:p>2.6171490000E+02</text:p>
          </table:table-cell>
          <table:table-cell office:value-type="float" office:value="3445.31755" calcext:value-type="float">
            <text:p>3.4453175500E+03</text:p>
          </table:table-cell>
          <table:table-cell table:formula="of:=[.F7]-[.F6]" office:value-type="float" office:value="-0.00165352696790461" calcext:value-type="float">
            <text:p>-1.6535269679E-03</text:p>
          </table:table-cell>
          <table:table-cell table:formula="of:=[.G7]-[.G6]" office:value-type="float" office:value="0.0114741335586493" calcext:value-type="float">
            <text:p>1.1474133559E-02</text:p>
          </table:table-cell>
          <table:table-cell table:formula="of:=[.H7]-[.H6]" office:value-type="float" office:value="-0.0114741574730239" calcext:value-type="float">
            <text:p>-1.1474157473E-02</text:p>
          </table:table-cell>
          <table:table-cell table:formula="of:=[.I7]-[.I6]" office:value-type="float" office:value="-265.631255957771" calcext:value-type="float">
            <text:p>-2.6563125596E+02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120" calcext:value-type="float">
            <text:p>1.2000000000E+02</text:p>
          </table:table-cell>
          <table:table-cell office:value-type="float" office:value="0.434085057721753" calcext:value-type="float">
            <text:p>4.3408505772E-01</text:p>
          </table:table-cell>
          <table:table-cell office:value-type="float" office:value="0.0612894390137655" calcext:value-type="float">
            <text:p>6.1289439014E-02</text:p>
          </table:table-cell>
          <table:table-cell office:value-type="float" office:value="-0.0612894494459265" calcext:value-type="float">
            <text:p>-6.1289449446E-02</text:p>
          </table:table-cell>
          <table:table-cell office:value-type="float" office:value="-30977.4246801222" calcext:value-type="float">
            <text:p>-3.0977424680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312.6889" calcext:value-type="float">
            <text:p>3.1268890000E+02</text:p>
          </table:table-cell>
          <table:table-cell office:value-type="float" office:value="4115.972376" calcext:value-type="float">
            <text:p>4.1159723760E+03</text:p>
          </table:table-cell>
          <table:table-cell table:formula="of:=[.F8]-[.F7]" office:value-type="float" office:value="-0.00107482432977563" calcext:value-type="float">
            <text:p>-1.0748243298E-03</text:p>
          </table:table-cell>
          <table:table-cell table:formula="of:=[.G8]-[.G7]" office:value-type="float" office:value="0.00338865657994468" calcext:value-type="float">
            <text:p>3.3886565799E-03</text:p>
          </table:table-cell>
          <table:table-cell table:formula="of:=[.H8]-[.H7]" office:value-type="float" office:value="-0.00338864437199064" calcext:value-type="float">
            <text:p>-3.3886443720E-03</text:p>
          </table:table-cell>
          <table:table-cell table:formula="of:=[.I8]-[.I7]" office:value-type="float" office:value="-167.4893285211" calcext:value-type="float">
            <text:p>-1.6748932852E+02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140" calcext:value-type="float">
            <text:p>1.4000000000E+02</text:p>
          </table:table-cell>
          <table:table-cell office:value-type="float" office:value="0.433010233391978" calcext:value-type="float">
            <text:p>4.3301023339E-01</text:p>
          </table:table-cell>
          <table:table-cell office:value-type="float" office:value="0.0646780955937101" calcext:value-type="float">
            <text:p>6.4678095594E-02</text:p>
          </table:table-cell>
          <table:table-cell office:value-type="float" office:value="-0.0646780938179172" calcext:value-type="float">
            <text:p>-6.4678093818E-02</text:p>
          </table:table-cell>
          <table:table-cell office:value-type="float" office:value="-31144.9140086433" calcext:value-type="float">
            <text:p>-3.1144914009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364.4358" calcext:value-type="float">
            <text:p>3.6443580000E+02</text:p>
          </table:table-cell>
          <table:table-cell office:value-type="float" office:value="4802.691203" calcext:value-type="float">
            <text:p>4.8026912030E+03</text:p>
          </table:table-cell>
          <table:table-cell table:formula="of:=[.F9]-[.F8]" office:value-type="float" office:value="-0.000712562196997502" calcext:value-type="float">
            <text:p>-7.1256219700E-04</text:p>
          </table:table-cell>
          <table:table-cell table:formula="of:=[.G9]-[.G8]" office:value-type="float" office:value="0.000519773491532718" calcext:value-type="float">
            <text:p>5.1977349153E-04</text:p>
          </table:table-cell>
          <table:table-cell table:formula="of:=[.H9]-[.H8]" office:value-type="float" office:value="-0.000519776648369538" calcext:value-type="float">
            <text:p>-5.1977664837E-04</text:p>
          </table:table-cell>
          <table:table-cell table:formula="of:=[.I9]-[.I8]" office:value-type="float" office:value="-111.938512267079" calcext:value-type="float">
            <text:p>-1.1193851227E+02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160" calcext:value-type="float">
            <text:p>1.6000000000E+02</text:p>
          </table:table-cell>
          <table:table-cell office:value-type="float" office:value="0.43229767119498" calcext:value-type="float">
            <text:p>4.3229767119E-01</text:p>
          </table:table-cell>
          <table:table-cell office:value-type="float" office:value="0.0651978690852429" calcext:value-type="float">
            <text:p>6.5197869085E-02</text:p>
          </table:table-cell>
          <table:table-cell office:value-type="float" office:value="-0.0651978704662867" calcext:value-type="float">
            <text:p>-6.5197870466E-02</text:p>
          </table:table-cell>
          <table:table-cell office:value-type="float" office:value="-31256.8525209104" calcext:value-type="float">
            <text:p>-3.1256852521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415.5854" calcext:value-type="float">
            <text:p>4.1558540000E+02</text:p>
          </table:table-cell>
          <table:table-cell office:value-type="float" office:value="5476.176481" calcext:value-type="float">
            <text:p>5.4761764810E+03</text:p>
          </table:table-cell>
          <table:table-cell table:formula="of:=[.F10]-[.F9]" office:value-type="float" office:value="-0.000491219423998601" calcext:value-type="float">
            <text:p>-4.9121942400E-04</text:p>
          </table:table-cell>
          <table:table-cell table:formula="of:=[.G10]-[.G9]" office:value-type="float" office:value="0.00000120973417552794" calcext:value-type="float">
            <text:p>1.2097341755E-06</text:p>
          </table:table-cell>
          <table:table-cell table:formula="of:=[.H10]-[.H9]" office:value-type="float" office:value="-0.00000121710181325008" calcext:value-type="float">
            <text:p>-1.2171018133E-06</text:p>
          </table:table-cell>
          <table:table-cell table:formula="of:=[.I10]-[.I9]" office:value-type="float" office:value="-78.2052021007803" calcext:value-type="float">
            <text:p>-7.8205202101E+01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431806451770982" calcext:value-type="float">
            <text:p>4.3180645177E-01</text:p>
          </table:table-cell>
          <table:table-cell office:value-type="float" office:value="0.0651990788194184" calcext:value-type="float">
            <text:p>6.5199078819E-02</text:p>
          </table:table-cell>
          <table:table-cell office:value-type="float" office:value="-0.0651990875681" calcext:value-type="float">
            <text:p>-6.5199087568E-02</text:p>
          </table:table-cell>
          <table:table-cell office:value-type="float" office:value="-31335.0577230112" calcext:value-type="float">
            <text:p>-3.1335057723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466.5467" calcext:value-type="float">
            <text:p>4.6654670000E+02</text:p>
          </table:table-cell>
          <table:table-cell office:value-type="float" office:value="6147.150329" calcext:value-type="float">
            <text:p>6.1471503290E+03</text:p>
          </table:table-cell>
          <table:table-cell table:formula="of:=[.F11]-[.F10]" office:value-type="float" office:value="-0.000358172059361617" calcext:value-type="float">
            <text:p>-3.5817205936E-04</text:p>
          </table:table-cell>
          <table:table-cell table:formula="of:=[.G11]-[.G10]" office:value-type="float" office:value="0.000215402606930773" calcext:value-type="float">
            <text:p>2.1540260693E-04</text:p>
          </table:table-cell>
          <table:table-cell table:formula="of:=[.H11]-[.H10]" office:value-type="float" office:value="-0.000215410660344487" calcext:value-type="float">
            <text:p>-2.1541066034E-04</text:p>
          </table:table-cell>
          <table:table-cell table:formula="of:=[.I11]-[.I10]" office:value-type="float" office:value="-55.9422739609508" calcext:value-type="float">
            <text:p>-5.5942273961E+01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200" calcext:value-type="float">
            <text:p>2.0000000000E+02</text:p>
          </table:table-cell>
          <table:table-cell office:value-type="float" office:value="0.43144827971162" calcext:value-type="float">
            <text:p>4.3144827971E-01</text:p>
          </table:table-cell>
          <table:table-cell office:value-type="float" office:value="0.0654144814263492" calcext:value-type="float">
            <text:p>6.5414481426E-02</text:p>
          </table:table-cell>
          <table:table-cell office:value-type="float" office:value="-0.0654144982284445" calcext:value-type="float">
            <text:p>-6.5414498228E-02</text:p>
          </table:table-cell>
          <table:table-cell office:value-type="float" office:value="-31390.9999969721" calcext:value-type="float">
            <text:p>-3.1390999997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517.6584" calcext:value-type="float">
            <text:p>5.1765840000E+02</text:p>
          </table:table-cell>
          <table:table-cell office:value-type="float" office:value="6822.7222" calcext:value-type="float">
            <text:p>6.8227222000E+03</text:p>
          </table:table-cell>
          <table:table-cell table:formula="of:=[.F12]-[.F11]" office:value-type="float" office:value="-0.000275132797170896" calcext:value-type="float">
            <text:p>-2.7513279717E-04</text:p>
          </table:table-cell>
          <table:table-cell table:formula="of:=[.G12]-[.G11]" office:value-type="float" office:value="0.000464917044699031" calcext:value-type="float">
            <text:p>4.6491704470E-04</text:p>
          </table:table-cell>
          <table:table-cell table:formula="of:=[.H12]-[.H11]" office:value-type="float" office:value="-0.000464894349186021" calcext:value-type="float">
            <text:p>-4.6489434919E-04</text:p>
          </table:table-cell>
          <table:table-cell table:formula="of:=[.I12]-[.I11]" office:value-type="float" office:value="-40.259690104198" calcext:value-type="float">
            <text:p>-4.0259690104E+01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220" calcext:value-type="float">
            <text:p>2.2000000000E+02</text:p>
          </table:table-cell>
          <table:table-cell office:value-type="float" office:value="0.431173146914449" calcext:value-type="float">
            <text:p>4.3117314691E-01</text:p>
          </table:table-cell>
          <table:table-cell office:value-type="float" office:value="0.0658793984710482" calcext:value-type="float">
            <text:p>6.5879398471E-02</text:p>
          </table:table-cell>
          <table:table-cell office:value-type="float" office:value="-0.0658793925776305" calcext:value-type="float">
            <text:p>-6.5879392578E-02</text:p>
          </table:table-cell>
          <table:table-cell office:value-type="float" office:value="-31431.2596870763" calcext:value-type="float">
            <text:p>-3.1431259687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569.7673" calcext:value-type="float">
            <text:p>5.6976730000E+02</text:p>
          </table:table-cell>
          <table:table-cell office:value-type="float" office:value="7513.845667" calcext:value-type="float">
            <text:p>7.5138456670E+03</text:p>
          </table:table-cell>
          <table:table-cell table:formula="of:=[.F13]-[.F12]" office:value-type="float" office:value="-0.000205874074960699" calcext:value-type="float">
            <text:p>-2.0587407496E-04</text:p>
          </table:table-cell>
          <table:table-cell table:formula="of:=[.G13]-[.G12]" office:value-type="float" office:value="0.000464913767785888" calcext:value-type="float">
            <text:p>4.6491376779E-04</text:p>
          </table:table-cell>
          <table:table-cell table:formula="of:=[.H13]-[.H12]" office:value-type="float" office:value="-0.000464892622126747" calcext:value-type="float">
            <text:p>-4.6489262213E-04</text:p>
          </table:table-cell>
          <table:table-cell table:formula="of:=[.I13]-[.I12]" office:value-type="float" office:value="-29.0942694303631" calcext:value-type="float">
            <text:p>-2.9094269430E+01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240" calcext:value-type="float">
            <text:p>2.4000000000E+02</text:p>
          </table:table-cell>
          <table:table-cell office:value-type="float" office:value="0.430967272839488" calcext:value-type="float">
            <text:p>4.3096727284E-01</text:p>
          </table:table-cell>
          <table:table-cell office:value-type="float" office:value="0.0663443122388341" calcext:value-type="float">
            <text:p>6.6344312239E-02</text:p>
          </table:table-cell>
          <table:table-cell office:value-type="float" office:value="-0.0663442851997572" calcext:value-type="float">
            <text:p>-6.6344285200E-02</text:p>
          </table:table-cell>
          <table:table-cell office:value-type="float" office:value="-31460.3539565067" calcext:value-type="float">
            <text:p>-3.1460353957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622.0283" calcext:value-type="float">
            <text:p>6.2202830000E+02</text:p>
          </table:table-cell>
          <table:table-cell office:value-type="float" office:value="8205.213482" calcext:value-type="float">
            <text:p>8.2052134820E+03</text:p>
          </table:table-cell>
          <table:table-cell table:formula="of:=[.F14]-[.F13]" office:value-type="float" office:value="-0.000148099680454872" calcext:value-type="float">
            <text:p>-1.4809968045E-04</text:p>
          </table:table-cell>
          <table:table-cell table:formula="of:=[.G14]-[.G13]" office:value-type="float" office:value="0.00033553094719127" calcext:value-type="float">
            <text:p>3.3553094719E-04</text:p>
          </table:table-cell>
          <table:table-cell table:formula="of:=[.H14]-[.H13]" office:value-type="float" office:value="-0.000335469118185605" calcext:value-type="float">
            <text:p>-3.3546911819E-04</text:p>
          </table:table-cell>
          <table:table-cell table:formula="of:=[.I14]-[.I13]" office:value-type="float" office:value="-21.3071458409104" calcext:value-type="float">
            <text:p>-2.1307145841E+01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260" calcext:value-type="float">
            <text:p>2.6000000000E+02</text:p>
          </table:table-cell>
          <table:table-cell office:value-type="float" office:value="0.430819173159034" calcext:value-type="float">
            <text:p>4.3081917316E-01</text:p>
          </table:table-cell>
          <table:table-cell office:value-type="float" office:value="0.0666798431860254" calcext:value-type="float">
            <text:p>6.6679843186E-02</text:p>
          </table:table-cell>
          <table:table-cell office:value-type="float" office:value="-0.0666797543179428" calcext:value-type="float">
            <text:p>-6.6679754318E-02</text:p>
          </table:table-cell>
          <table:table-cell office:value-type="float" office:value="-31481.6611023476" calcext:value-type="float">
            <text:p>-3.1481661102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671.187" calcext:value-type="float">
            <text:p>6.7118700000E+02</text:p>
          </table:table-cell>
          <table:table-cell office:value-type="float" office:value="8852.698368" calcext:value-type="float">
            <text:p>8.8526983680E+03</text:p>
          </table:table-cell>
          <table:table-cell table:formula="of:=[.F15]-[.F14]" office:value-type="float" office:value="-0.000101441117854928" calcext:value-type="float">
            <text:p>-1.0144111785E-04</text:p>
          </table:table-cell>
          <table:table-cell table:formula="of:=[.G15]-[.G14]" office:value-type="float" office:value="0.000224913089499942" calcext:value-type="float">
            <text:p>2.2491308950E-04</text:p>
          </table:table-cell>
          <table:table-cell table:formula="of:=[.H15]-[.H14]" office:value-type="float" office:value="-0.00022452794711722" calcext:value-type="float">
            <text:p>-2.2452794712E-04</text:p>
          </table:table-cell>
          <table:table-cell table:formula="of:=[.I15]-[.I14]" office:value-type="float" office:value="-16.1014778967074" calcext:value-type="float">
            <text:p>-1.6101477897E+01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280" calcext:value-type="float">
            <text:p>2.8000000000E+02</text:p>
          </table:table-cell>
          <table:table-cell office:value-type="float" office:value="0.430717732041179" calcext:value-type="float">
            <text:p>4.3071773204E-01</text:p>
          </table:table-cell>
          <table:table-cell office:value-type="float" office:value="0.0669047562755253" calcext:value-type="float">
            <text:p>6.6904756276E-02</text:p>
          </table:table-cell>
          <table:table-cell office:value-type="float" office:value="-0.0669042822650601" calcext:value-type="float">
            <text:p>-6.6904282265E-02</text:p>
          </table:table-cell>
          <table:table-cell office:value-type="float" office:value="-31497.7625802443" calcext:value-type="float">
            <text:p>-3.1497762580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722.253" calcext:value-type="float">
            <text:p>7.2225300000E+02</text:p>
          </table:table-cell>
          <table:table-cell office:value-type="float" office:value="9525.99071300001" calcext:value-type="float">
            <text:p>9.5259907130E+03</text:p>
          </table:table-cell>
          <table:table-cell table:formula="of:=[.F16]-[.F15]" office:value-type="float" office:value="-0.0000674674366497041" calcext:value-type="float">
            <text:p>-6.7467436650E-05</text:p>
          </table:table-cell>
          <table:table-cell table:formula="of:=[.G16]-[.G15]" office:value-type="float" office:value="0.000135934360779716" calcext:value-type="float">
            <text:p>1.3593436078E-04</text:p>
          </table:table-cell>
          <table:table-cell table:formula="of:=[.H16]-[.H15]" office:value-type="float" office:value="-0.000137086761695035" calcext:value-type="float">
            <text:p>-1.3708676170E-04</text:p>
          </table:table-cell>
          <table:table-cell table:formula="of:=[.I16]-[.I15]" office:value-type="float" office:value="-12.0212495220912" calcext:value-type="float">
            <text:p>-1.2021249522E+01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300" calcext:value-type="float">
            <text:p>3.0000000000E+02</text:p>
          </table:table-cell>
          <table:table-cell office:value-type="float" office:value="0.430650264604529" calcext:value-type="float">
            <text:p>4.3065026460E-01</text:p>
          </table:table-cell>
          <table:table-cell office:value-type="float" office:value="0.067040690636305" calcext:value-type="float">
            <text:p>6.7040690636E-02</text:p>
          </table:table-cell>
          <table:table-cell office:value-type="float" office:value="-0.0670413690267551" calcext:value-type="float">
            <text:p>-6.7041369027E-02</text:p>
          </table:table-cell>
          <table:table-cell office:value-type="float" office:value="-31509.7838297664" calcext:value-type="float">
            <text:p>-3.1509783830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774.0082" calcext:value-type="float">
            <text:p>7.7400820000E+02</text:p>
          </table:table-cell>
          <table:table-cell office:value-type="float" office:value="10207.36858" calcext:value-type="float">
            <text:p>1.0207368580E+04</text:p>
          </table:table-cell>
          <table:table-cell table:formula="of:=[.F17]-[.F16]" office:value-type="float" office:value="-0.0000439372356930701" calcext:value-type="float">
            <text:p>-4.3937235693E-05</text:p>
          </table:table-cell>
          <table:table-cell table:formula="of:=[.G17]-[.G16]" office:value-type="float" office:value="0.0000284299797977811" calcext:value-type="float">
            <text:p>2.8429979798E-05</text:p>
          </table:table-cell>
          <table:table-cell table:formula="of:=[.H17]-[.H16]" office:value-type="float" office:value="-0.000030318061595036" calcext:value-type="float">
            <text:p>-3.0318061595E-05</text:p>
          </table:table-cell>
          <table:table-cell table:formula="of:=[.I17]-[.I16]" office:value-type="float" office:value="-7.77204545240966" calcext:value-type="float">
            <text:p>-7.7720454524E+00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320" calcext:value-type="float">
            <text:p>3.2000000000E+02</text:p>
          </table:table-cell>
          <table:table-cell office:value-type="float" office:value="0.430606327368836" calcext:value-type="float">
            <text:p>4.3060632737E-01</text:p>
          </table:table-cell>
          <table:table-cell office:value-type="float" office:value="0.0670691206161028" calcext:value-type="float">
            <text:p>6.7069120616E-02</text:p>
          </table:table-cell>
          <table:table-cell office:value-type="float" office:value="-0.0670716870883501" calcext:value-type="float">
            <text:p>-6.7071687088E-02</text:p>
          </table:table-cell>
          <table:table-cell office:value-type="float" office:value="-31517.5558752188" calcext:value-type="float">
            <text:p>-3.1517555875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824.9382" calcext:value-type="float">
            <text:p>8.2493820000E+02</text:p>
          </table:table-cell>
          <table:table-cell office:value-type="float" office:value="10888.970485" calcext:value-type="float">
            <text:p>1.0888970485E+04</text:p>
          </table:table-cell>
          <table:table-cell table:formula="of:=[.F18]-[.F17]" office:value-type="float" office:value="-0.0000267193836678281" calcext:value-type="float">
            <text:p>-2.6719383668E-05</text:p>
          </table:table-cell>
          <table:table-cell table:formula="of:=[.G18]-[.G17]" office:value-type="float" office:value="0.0000587919077925103" calcext:value-type="float">
            <text:p>5.8791907793E-05</text:p>
          </table:table-cell>
          <table:table-cell table:formula="of:=[.H18]-[.H17]" office:value-type="float" office:value="-0.0000594123263637225" calcext:value-type="float">
            <text:p>-5.9412326364E-05</text:p>
          </table:table-cell>
          <table:table-cell table:formula="of:=[.I18]-[.I17]" office:value-type="float" office:value="-5.61598196449995" calcext:value-type="float">
            <text:p>-5.6159819645E+00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340" calcext:value-type="float">
            <text:p>3.4000000000E+02</text:p>
          </table:table-cell>
          <table:table-cell office:value-type="float" office:value="0.430579607985168" calcext:value-type="float">
            <text:p>4.3057960799E-01</text:p>
          </table:table-cell>
          <table:table-cell office:value-type="float" office:value="0.0671279125238953" calcext:value-type="float">
            <text:p>6.7127912524E-02</text:p>
          </table:table-cell>
          <table:table-cell office:value-type="float" office:value="-0.0671310994147138" calcext:value-type="float">
            <text:p>-6.7131099415E-02</text:p>
          </table:table-cell>
          <table:table-cell office:value-type="float" office:value="-31523.1718571833" calcext:value-type="float">
            <text:p>-3.1523171857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876.7801" calcext:value-type="float">
            <text:p>8.7678010000E+02</text:p>
          </table:table-cell>
          <table:table-cell office:value-type="float" office:value="11562.285084" calcext:value-type="float">
            <text:p>1.1562285084E+04</text:p>
          </table:table-cell>
          <table:table-cell table:formula="of:=[.F19]-[.F18]" office:value-type="float" office:value="-0.0000157722819486561" calcext:value-type="float">
            <text:p>-1.5772281949E-05</text:p>
          </table:table-cell>
          <table:table-cell table:formula="of:=[.G19]-[.G18]" office:value-type="float" office:value="0.0000457024801012174" calcext:value-type="float">
            <text:p>4.5702480101E-05</text:p>
          </table:table-cell>
          <table:table-cell table:formula="of:=[.H19]-[.H18]" office:value-type="float" office:value="-0.000045142459076844" calcext:value-type="float">
            <text:p>-4.5142459077E-05</text:p>
          </table:table-cell>
          <table:table-cell table:formula="of:=[.I19]-[.I18]" office:value-type="float" office:value="-3.13099239785879" calcext:value-type="float">
            <text:p>-3.1309923979E+00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360" calcext:value-type="float">
            <text:p>3.6000000000E+02</text:p>
          </table:table-cell>
          <table:table-cell office:value-type="float" office:value="0.430563835703219" calcext:value-type="float">
            <text:p>4.3056383570E-01</text:p>
          </table:table-cell>
          <table:table-cell office:value-type="float" office:value="0.0671736150039965" calcext:value-type="float">
            <text:p>6.7173615004E-02</text:p>
          </table:table-cell>
          <table:table-cell office:value-type="float" office:value="-0.0671762418737907" calcext:value-type="float">
            <text:p>-6.7176241874E-02</text:p>
          </table:table-cell>
          <table:table-cell office:value-type="float" office:value="-31526.3028495812" calcext:value-type="float">
            <text:p>-3.1526302850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928.6267" calcext:value-type="float">
            <text:p>9.2862670000E+02</text:p>
          </table:table-cell>
          <table:table-cell office:value-type="float" office:value="12252.688778" calcext:value-type="float">
            <text:p>1.2252688778E+04</text:p>
          </table:table-cell>
          <table:table-cell table:formula="of:=[.F20]-[.F19]" office:value-type="float" office:value="-0.00000909879630861532" calcext:value-type="float">
            <text:p>-9.0987963086E-06</text:p>
          </table:table-cell>
          <table:table-cell table:formula="of:=[.G20]-[.G19]" office:value-type="float" office:value="0.000036365385045603" calcext:value-type="float">
            <text:p>3.6365385046E-05</text:p>
          </table:table-cell>
          <table:table-cell table:formula="of:=[.H20]-[.H19]" office:value-type="float" office:value="-0.0000364600712277341" calcext:value-type="float">
            <text:p>-3.6460071228E-05</text:p>
          </table:table-cell>
          <table:table-cell table:formula="of:=[.I20]-[.I19]" office:value-type="float" office:value="-1.78037718608175" calcext:value-type="float">
            <text:p>-1.7803771861E+00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380" calcext:value-type="float">
            <text:p>3.8000000000E+02</text:p>
          </table:table-cell>
          <table:table-cell office:value-type="float" office:value="0.430554736906911" calcext:value-type="float">
            <text:p>4.3055473691E-01</text:p>
          </table:table-cell>
          <table:table-cell office:value-type="float" office:value="0.0672099803890421" calcext:value-type="float">
            <text:p>6.7209980389E-02</text:p>
          </table:table-cell>
          <table:table-cell office:value-type="float" office:value="-0.0672127019450184" calcext:value-type="float">
            <text:p>-6.7212701945E-02</text:p>
          </table:table-cell>
          <table:table-cell office:value-type="float" office:value="-31528.0832267673" calcext:value-type="float">
            <text:p>-3.1528083227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981.0875" calcext:value-type="float">
            <text:p>9.8108750000E+02</text:p>
          </table:table-cell>
          <table:table-cell office:value-type="float" office:value="12918.161584" calcext:value-type="float">
            <text:p>1.2918161584E+04</text:p>
          </table:table-cell>
          <table:table-cell table:formula="of:=[.F21]-[.F20]" office:value-type="float" office:value="-0.00000509403562798383" calcext:value-type="float">
            <text:p>-5.0940356280E-06</text:p>
          </table:table-cell>
          <table:table-cell table:formula="of:=[.G21]-[.G20]" office:value-type="float" office:value="0.0000181347354041017" calcext:value-type="float">
            <text:p>1.8134735404E-05</text:p>
          </table:table-cell>
          <table:table-cell table:formula="of:=[.H21]-[.H20]" office:value-type="float" office:value="-0.0000186143184541104" calcext:value-type="float">
            <text:p>-1.8614318454E-05</text:p>
          </table:table-cell>
          <table:table-cell table:formula="of:=[.I21]-[.I20]" office:value-type="float" office:value="-1.05721879695921" calcext:value-type="float">
            <text:p>-1.0572187970E+00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400" calcext:value-type="float">
            <text:p>4.0000000000E+02</text:p>
          </table:table-cell>
          <table:table-cell office:value-type="float" office:value="0.430549642871283" calcext:value-type="float">
            <text:p>4.3054964287E-01</text:p>
          </table:table-cell>
          <table:table-cell office:value-type="float" office:value="0.0672281151244462" calcext:value-type="float">
            <text:p>6.7228115124E-02</text:p>
          </table:table-cell>
          <table:table-cell office:value-type="float" office:value="-0.0672313162634725" calcext:value-type="float">
            <text:p>-6.7231316263E-02</text:p>
          </table:table-cell>
          <table:table-cell office:value-type="float" office:value="-31529.1404455642" calcext:value-type="float">
            <text:p>-3.1529140446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032.4652" calcext:value-type="float">
            <text:p>1.0324652000E+03</text:p>
          </table:table-cell>
          <table:table-cell office:value-type="float" office:value="13593.216012" calcext:value-type="float">
            <text:p>1.3593216012E+04</text:p>
          </table:table-cell>
          <table:table-cell table:formula="of:=[.F22]-[.F21]" office:value-type="float" office:value="-0.00000275699901142179" calcext:value-type="float">
            <text:p>-2.7569990114E-06</text:p>
          </table:table-cell>
          <table:table-cell table:formula="of:=[.G22]-[.G21]" office:value-type="float" office:value="0.00000978925636539729" calcext:value-type="float">
            <text:p>9.7892563654E-06</text:p>
          </table:table-cell>
          <table:table-cell table:formula="of:=[.H22]-[.H21]" office:value-type="float" office:value="-0.0000100654324107635" calcext:value-type="float">
            <text:p>-1.0065432411E-05</text:p>
          </table:table-cell>
          <table:table-cell table:formula="of:=[.I22]-[.I21]" office:value-type="float" office:value="-0.564942657161737" calcext:value-type="float">
            <text:p>-5.6494265716E-01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420" calcext:value-type="float">
            <text:p>4.2000000000E+02</text:p>
          </table:table-cell>
          <table:table-cell office:value-type="float" office:value="0.430546885872271" calcext:value-type="float">
            <text:p>4.3054688587E-01</text:p>
          </table:table-cell>
          <table:table-cell office:value-type="float" office:value="0.0672379043808116" calcext:value-type="float">
            <text:p>6.7237904381E-02</text:p>
          </table:table-cell>
          <table:table-cell office:value-type="float" office:value="-0.0672413816958833" calcext:value-type="float">
            <text:p>-6.7241381696E-02</text:p>
          </table:table-cell>
          <table:table-cell office:value-type="float" office:value="-31529.7053882214" calcext:value-type="float">
            <text:p>-3.1529705388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084.4196" calcext:value-type="float">
            <text:p>1.0844196000E+03</text:p>
          </table:table-cell>
          <table:table-cell office:value-type="float" office:value="14290.614869" calcext:value-type="float">
            <text:p>1.4290614869E+04</text:p>
          </table:table-cell>
          <table:table-cell table:formula="of:=[.F23]-[.F22]" office:value-type="float" office:value="-0.00000145757518621448" calcext:value-type="float">
            <text:p>-1.4575751862E-06</text:p>
          </table:table-cell>
          <table:table-cell table:formula="of:=[.G23]-[.G22]" office:value-type="float" office:value="0.00000375224194439083" calcext:value-type="float">
            <text:p>3.7522419444E-06</text:p>
          </table:table-cell>
          <table:table-cell table:formula="of:=[.H23]-[.H22]" office:value-type="float" office:value="-0.00000371245924835062" calcext:value-type="float">
            <text:p>-3.7124592484E-06</text:p>
          </table:table-cell>
          <table:table-cell table:formula="of:=[.I23]-[.I22]" office:value-type="float" office:value="-0.306840958197427" calcext:value-type="float">
            <text:p>-3.0684095820E-01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440" calcext:value-type="float">
            <text:p>4.4000000000E+02</text:p>
          </table:table-cell>
          <table:table-cell office:value-type="float" office:value="0.430545428297085" calcext:value-type="float">
            <text:p>4.3054542830E-01</text:p>
          </table:table-cell>
          <table:table-cell office:value-type="float" office:value="0.067241656622756" calcext:value-type="float">
            <text:p>6.7241656623E-02</text:p>
          </table:table-cell>
          <table:table-cell office:value-type="float" office:value="-0.0672450941551316" calcext:value-type="float">
            <text:p>-6.7245094155E-02</text:p>
          </table:table-cell>
          <table:table-cell office:value-type="float" office:value="-31530.0122291796" calcext:value-type="float">
            <text:p>-3.1530012229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141.7227" calcext:value-type="float">
            <text:p>1.1417227000E+03</text:p>
          </table:table-cell>
          <table:table-cell office:value-type="float" office:value="14998.267066" calcext:value-type="float">
            <text:p>1.4998267066E+04</text:p>
          </table:table-cell>
          <table:table-cell table:formula="of:=[.F24]-[.F23]" office:value-type="float" office:value="-0.00000073051230436994" calcext:value-type="float">
            <text:p>-7.3051230437E-07</text:p>
          </table:table-cell>
          <table:table-cell table:formula="of:=[.G24]-[.G23]" office:value-type="float" office:value="0.00000051599737981023" calcext:value-type="float">
            <text:p>5.1599737981E-07</text:p>
          </table:table-cell>
          <table:table-cell table:formula="of:=[.H24]-[.H23]" office:value-type="float" office:value="-0.0000004171966764277" calcext:value-type="float">
            <text:p>-4.1719667643E-07</text:p>
          </table:table-cell>
          <table:table-cell table:formula="of:=[.I24]-[.I23]" office:value-type="float" office:value="-0.16113068352206" calcext:value-type="float">
            <text:p>-1.6113068352E-01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460" calcext:value-type="float">
            <text:p>4.6000000000E+02</text:p>
          </table:table-cell>
          <table:table-cell office:value-type="float" office:value="0.430544697784781" calcext:value-type="float">
            <text:p>4.3054469778E-01</text:p>
          </table:table-cell>
          <table:table-cell office:value-type="float" office:value="0.0672421726201358" calcext:value-type="float">
            <text:p>6.7242172620E-02</text:p>
          </table:table-cell>
          <table:table-cell office:value-type="float" office:value="-0.0672455113518081" calcext:value-type="float">
            <text:p>-6.7245511352E-02</text:p>
          </table:table-cell>
          <table:table-cell office:value-type="float" office:value="-31530.1733598631" calcext:value-type="float">
            <text:p>-3.1530173360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186.658" calcext:value-type="float">
            <text:p>1.1866580000E+03</text:p>
          </table:table-cell>
          <table:table-cell office:value-type="float" office:value="15651.904597" calcext:value-type="float">
            <text:p>1.5651904597E+04</text:p>
          </table:table-cell>
          <table:table-cell table:formula="of:=[.F25]-[.F24]" office:value-type="float" office:value="-0.00000033482981331989" calcext:value-type="float">
            <text:p>-3.3482981332E-07</text:p>
          </table:table-cell>
          <table:table-cell table:formula="of:=[.G25]-[.G24]" office:value-type="float" office:value="0.00000067491963645638" calcext:value-type="float">
            <text:p>6.7491963646E-07</text:p>
          </table:table-cell>
          <table:table-cell table:formula="of:=[.H25]-[.H24]" office:value-type="float" office:value="-0.0000006056597541132" calcext:value-type="float">
            <text:p>-6.0565975411E-07</text:p>
          </table:table-cell>
          <table:table-cell table:formula="of:=[.I25]-[.I24]" office:value-type="float" office:value="-0.0695964771184663" calcext:value-type="float">
            <text:p>-6.9596477118E-02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480" calcext:value-type="float">
            <text:p>4.8000000000E+02</text:p>
          </table:table-cell>
          <table:table-cell office:value-type="float" office:value="0.430544362954967" calcext:value-type="float">
            <text:p>4.3054436295E-01</text:p>
          </table:table-cell>
          <table:table-cell office:value-type="float" office:value="0.0672428475397723" calcext:value-type="float">
            <text:p>6.7242847540E-02</text:p>
          </table:table-cell>
          <table:table-cell office:value-type="float" office:value="-0.0672461170115622" calcext:value-type="float">
            <text:p>-6.7246117012E-02</text:p>
          </table:table-cell>
          <table:table-cell office:value-type="float" office:value="-31530.2429563402" calcext:value-type="float">
            <text:p>-3.1530242956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239.568" calcext:value-type="float">
            <text:p>1.2395680000E+03</text:p>
          </table:table-cell>
          <table:table-cell office:value-type="float" office:value="16328.85352" calcext:value-type="float">
            <text:p>1.6328853520E+04</text:p>
          </table:table-cell>
          <table:table-cell table:formula="of:=[.F26]-[.F25]" office:value-type="float" office:value="-0.00000013925074121568" calcext:value-type="float">
            <text:p>-1.3925074122E-07</text:p>
          </table:table-cell>
          <table:table-cell table:formula="of:=[.G26]-[.G25]" office:value-type="float" office:value="0.0000004884797309701" calcext:value-type="float">
            <text:p>4.8847973097E-07</text:p>
          </table:table-cell>
          <table:table-cell table:formula="of:=[.H26]-[.H25]" office:value-type="float" office:value="-0.00000046190400899981" calcext:value-type="float">
            <text:p>-4.6190400900E-07</text:p>
          </table:table-cell>
          <table:table-cell table:formula="of:=[.I26]-[.I25]" office:value-type="float" office:value="-0.0252398888915195" calcext:value-type="float">
            <text:p>-2.5239888892E-02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500" calcext:value-type="float">
            <text:p>5.0000000000E+02</text:p>
          </table:table-cell>
          <table:table-cell office:value-type="float" office:value="0.430544223704226" calcext:value-type="float">
            <text:p>4.3054422370E-01</text:p>
          </table:table-cell>
          <table:table-cell office:value-type="float" office:value="0.0672433360195033" calcext:value-type="float">
            <text:p>6.7243336020E-02</text:p>
          </table:table-cell>
          <table:table-cell office:value-type="float" office:value="-0.0672465789155712" calcext:value-type="float">
            <text:p>-6.7246578916E-02</text:p>
          </table:table-cell>
          <table:table-cell office:value-type="float" office:value="-31530.2681962291" calcext:value-type="float">
            <text:p>-3.1530268196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290.4534" calcext:value-type="float">
            <text:p>1.2904534000E+03</text:p>
          </table:table-cell>
          <table:table-cell office:value-type="float" office:value="17013.50339" calcext:value-type="float">
            <text:p>1.7013503390E+04</text:p>
          </table:table-cell>
          <table:table-cell table:formula="of:=[.F27]-[.F26]" office:value-type="float" office:value="-0.00000005524619928199" calcext:value-type="float">
            <text:p>-5.5246199282E-08</text:p>
          </table:table-cell>
          <table:table-cell table:formula="of:=[.G27]-[.G26]" office:value-type="float" office:value="0.00000031663192280596" calcext:value-type="float">
            <text:p>3.1663192281E-07</text:p>
          </table:table-cell>
          <table:table-cell table:formula="of:=[.H27]-[.H26]" office:value-type="float" office:value="-0.00000031134271566424" calcext:value-type="float">
            <text:p>-3.1134271566E-07</text:p>
          </table:table-cell>
          <table:table-cell table:formula="of:=[.I27]-[.I26]" office:value-type="float" office:value="-0.00805881531050545" calcext:value-type="float">
            <text:p>-8.0588153105E-03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520" calcext:value-type="float">
            <text:p>5.2000000000E+02</text:p>
          </table:table-cell>
          <table:table-cell office:value-type="float" office:value="0.430544168458027" calcext:value-type="float">
            <text:p>4.3054416846E-01</text:p>
          </table:table-cell>
          <table:table-cell office:value-type="float" office:value="0.0672436526514261" calcext:value-type="float">
            <text:p>6.7243652651E-02</text:p>
          </table:table-cell>
          <table:table-cell office:value-type="float" office:value="-0.0672468902582869" calcext:value-type="float">
            <text:p>-6.7246890258E-02</text:p>
          </table:table-cell>
          <table:table-cell office:value-type="float" office:value="-31530.2762550444" calcext:value-type="float">
            <text:p>-3.1530276255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340.7249" calcext:value-type="float">
            <text:p>1.3407249000E+03</text:p>
          </table:table-cell>
          <table:table-cell office:value-type="float" office:value="17697.672267" calcext:value-type="float">
            <text:p>1.7697672267E+04</text:p>
          </table:table-cell>
          <table:table-cell table:formula="of:=[.F28]-[.F27]" office:value-type="float" office:value="-0.00000001981887898239" calcext:value-type="float">
            <text:p>-1.9818878982E-08</text:p>
          </table:table-cell>
          <table:table-cell table:formula="of:=[.G28]-[.G27]" office:value-type="float" office:value="0.00000017309838158675" calcext:value-type="float">
            <text:p>1.7309838159E-07</text:p>
          </table:table-cell>
          <table:table-cell table:formula="of:=[.H28]-[.H27]" office:value-type="float" office:value="-0.00000016671899483178" calcext:value-type="float">
            <text:p>-1.6671899483E-07</text:p>
          </table:table-cell>
          <table:table-cell table:formula="of:=[.I28]-[.I27]" office:value-type="float" office:value="-0.00220914617966628" calcext:value-type="float">
            <text:p>-2.2091461797E-03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540" calcext:value-type="float">
            <text:p>5.4000000000E+02</text:p>
          </table:table-cell>
          <table:table-cell office:value-type="float" office:value="0.430544148639148" calcext:value-type="float">
            <text:p>4.3054414864E-01</text:p>
          </table:table-cell>
          <table:table-cell office:value-type="float" office:value="0.0672438257498076" calcext:value-type="float">
            <text:p>6.7243825750E-02</text:p>
          </table:table-cell>
          <table:table-cell office:value-type="float" office:value="-0.0672470569772817" calcext:value-type="float">
            <text:p>-6.7247056977E-02</text:p>
          </table:table-cell>
          <table:table-cell office:value-type="float" office:value="-31530.2784641906" calcext:value-type="float">
            <text:p>-3.1530278464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397.1166" calcext:value-type="float">
            <text:p>1.3971166000E+03</text:p>
          </table:table-cell>
          <table:table-cell office:value-type="float" office:value="18351.818267" calcext:value-type="float">
            <text:p>1.8351818267E+04</text:p>
          </table:table-cell>
          <table:table-cell table:formula="of:=[.F29]-[.F28]" office:value-type="float" office:value="-0.0000000067875607912" calcext:value-type="float">
            <text:p>-6.7875607912E-09</text:p>
          </table:table-cell>
          <table:table-cell table:formula="of:=[.G29]-[.G28]" office:value-type="float" office:value="0.00000008043834071048" calcext:value-type="float">
            <text:p>8.0438340710E-08</text:p>
          </table:table-cell>
          <table:table-cell table:formula="of:=[.H29]-[.H28]" office:value-type="float" office:value="-0.00000008501385095894" calcext:value-type="float">
            <text:p>-8.5013850959E-08</text:p>
          </table:table-cell>
          <table:table-cell table:formula="of:=[.I29]-[.I28]" office:value-type="float" office:value="-0.000452400840003975" calcext:value-type="float">
            <text:p>-4.5240084000E-04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560" calcext:value-type="float">
            <text:p>5.6000000000E+02</text:p>
          </table:table-cell>
          <table:table-cell office:value-type="float" office:value="0.430544141851587" calcext:value-type="float">
            <text:p>4.3054414185E-01</text:p>
          </table:table-cell>
          <table:table-cell office:value-type="float" office:value="0.0672439061881483" calcext:value-type="float">
            <text:p>6.7243906188E-02</text:p>
          </table:table-cell>
          <table:table-cell office:value-type="float" office:value="-0.0672471419911326" calcext:value-type="float">
            <text:p>-6.7247141991E-02</text:p>
          </table:table-cell>
          <table:table-cell office:value-type="float" office:value="-31530.2789165914" calcext:value-type="float">
            <text:p>-3.1530278917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441.9065" calcext:value-type="float">
            <text:p>1.4419065000E+03</text:p>
          </table:table-cell>
          <table:table-cell office:value-type="float" office:value="19022.378054" calcext:value-type="float">
            <text:p>1.9022378054E+04</text:p>
          </table:table-cell>
          <table:table-cell table:formula="of:=[.F30]-[.F29]" office:value-type="float" office:value="-0.00000000191203330946" calcext:value-type="float">
            <text:p>-1.9120333095E-09</text:p>
          </table:table-cell>
          <table:table-cell table:formula="of:=[.G30]-[.G29]" office:value-type="float" office:value="0.00000002435193145744" calcext:value-type="float">
            <text:p>2.4351931457E-08</text:p>
          </table:table-cell>
          <table:table-cell table:formula="of:=[.H30]-[.H29]" office:value-type="float" office:value="-0.00000002325879969178" calcext:value-type="float">
            <text:p>-2.3258799692E-08</text:p>
          </table:table-cell>
          <table:table-cell table:formula="of:=[.I30]-[.I29]" office:value-type="float" office:value="-0.0000841249093355145" calcext:value-type="float">
            <text:p>-8.4124909336E-05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580" calcext:value-type="float">
            <text:p>5.8000000000E+02</text:p>
          </table:table-cell>
          <table:table-cell office:value-type="float" office:value="0.430544139939554" calcext:value-type="float">
            <text:p>4.3054413994E-01</text:p>
          </table:table-cell>
          <table:table-cell office:value-type="float" office:value="0.0672439305400798" calcext:value-type="float">
            <text:p>6.7243930540E-02</text:p>
          </table:table-cell>
          <table:table-cell office:value-type="float" office:value="-0.0672471652499323" calcext:value-type="float">
            <text:p>-6.7247165250E-02</text:p>
          </table:table-cell>
          <table:table-cell office:value-type="float" office:value="-31530.2790007164" calcext:value-type="float">
            <text:p>-3.1530279001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492.6096" calcext:value-type="float">
            <text:p>1.4926096000E+03</text:p>
          </table:table-cell>
          <table:table-cell office:value-type="float" office:value="19684.411668" calcext:value-type="float">
            <text:p>1.9684411668E+04</text:p>
          </table:table-cell>
          <table:table-cell table:formula="of:=[.F31]-[.F30]" office:value-type="float" office:value="-0.00000000040592523787" calcext:value-type="float">
            <text:p>-4.0592523787E-10</text:p>
          </table:table-cell>
          <table:table-cell table:formula="of:=[.G31]-[.G30]" office:value-type="float" office:value="0.00000000692870637253" calcext:value-type="float">
            <text:p>6.9287063725E-09</text:p>
          </table:table-cell>
          <table:table-cell table:formula="of:=[.H31]-[.H30]" office:value-type="float" office:value="-0.00000000581808469458" calcext:value-type="float">
            <text:p>-5.8180846946E-09</text:p>
          </table:table-cell>
          <table:table-cell table:formula="of:=[.I31]-[.I30]" office:value-type="float" office:value="-0.00000893664036993869" calcext:value-type="float">
            <text:p>-8.9366403699E-06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600" calcext:value-type="float">
            <text:p>6.0000000000E+02</text:p>
          </table:table-cell>
          <table:table-cell office:value-type="float" office:value="0.430544139533629" calcext:value-type="float">
            <text:p>4.3054413953E-01</text:p>
          </table:table-cell>
          <table:table-cell office:value-type="float" office:value="0.0672439374687862" calcext:value-type="float">
            <text:p>6.7243937469E-02</text:p>
          </table:table-cell>
          <table:table-cell office:value-type="float" office:value="-0.067247171068017" calcext:value-type="float">
            <text:p>-6.7247171068E-02</text:p>
          </table:table-cell>
          <table:table-cell office:value-type="float" office:value="-31530.279009653" calcext:value-type="float">
            <text:p>-3.1530279010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547.7235" calcext:value-type="float">
            <text:p>1.5477235000E+03</text:p>
          </table:table-cell>
          <table:table-cell office:value-type="float" office:value="20392.223299" calcext:value-type="float">
            <text:p>2.0392223299E+04</text:p>
          </table:table-cell>
          <table:table-cell table:formula="of:=[.F32]-[.F31]" office:value-type="float" office:value="-0.00000000018841328497" calcext:value-type="float">
            <text:p>-1.8841328497E-10</text:p>
          </table:table-cell>
          <table:table-cell table:formula="of:=[.G32]-[.G31]" office:value-type="float" office:value="0.00000000213119687176" calcext:value-type="float">
            <text:p>2.1311968718E-09</text:p>
          </table:table-cell>
          <table:table-cell table:formula="of:=[.H32]-[.H31]" office:value-type="float" office:value="-0.0000000012337967592" calcext:value-type="float">
            <text:p>-1.2337967592E-09</text:p>
          </table:table-cell>
          <table:table-cell table:formula="of:=[.I32]-[.I31]" office:value-type="float" office:value="-0.00000919790909392759" calcext:value-type="float">
            <text:p>-9.1979090939E-06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620" calcext:value-type="float">
            <text:p>6.2000000000E+02</text:p>
          </table:table-cell>
          <table:table-cell office:value-type="float" office:value="0.430544139345215" calcext:value-type="float">
            <text:p>4.3054413935E-01</text:p>
          </table:table-cell>
          <table:table-cell office:value-type="float" office:value="0.0672439395999831" calcext:value-type="float">
            <text:p>6.7243939600E-02</text:p>
          </table:table-cell>
          <table:table-cell office:value-type="float" office:value="-0.0672471723018138" calcext:value-type="float">
            <text:p>-6.7247172302E-02</text:p>
          </table:table-cell>
          <table:table-cell office:value-type="float" office:value="-31530.2790188509" calcext:value-type="float">
            <text:p>-3.1530279019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605.5624" calcext:value-type="float">
            <text:p>1.6055624000E+03</text:p>
          </table:table-cell>
          <table:table-cell office:value-type="float" office:value="21087.277875" calcext:value-type="float">
            <text:p>2.1087277875E+04</text:p>
          </table:table-cell>
          <table:table-cell table:formula="of:=[.F33]-[.F32]" office:value-type="float" office:value="-0.00000000002615418992" calcext:value-type="float">
            <text:p>-2.6154189925E-11</text:p>
          </table:table-cell>
          <table:table-cell table:formula="of:=[.G33]-[.G32]" office:value-type="float" office:value="-0.0000000006155745913" calcext:value-type="float">
            <text:p>-6.1557459130E-10</text:p>
          </table:table-cell>
          <table:table-cell table:formula="of:=[.H33]-[.H32]" office:value-type="float" office:value="-0.00000000090129755048" calcext:value-type="float">
            <text:p>-9.0129755048E-10</text:p>
          </table:table-cell>
          <table:table-cell table:formula="of:=[.I33]-[.I32]" office:value-type="float" office:value="-0.00000171782085089944" calcext:value-type="float">
            <text:p>-1.7178208509E-06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640" calcext:value-type="float">
            <text:p>6.4000000000E+02</text:p>
          </table:table-cell>
          <table:table-cell office:value-type="float" office:value="0.430544139319061" calcext:value-type="float">
            <text:p>4.3054413932E-01</text:p>
          </table:table-cell>
          <table:table-cell office:value-type="float" office:value="0.0672439389844085" calcext:value-type="float">
            <text:p>6.7243938984E-02</text:p>
          </table:table-cell>
          <table:table-cell office:value-type="float" office:value="-0.0672471732031113" calcext:value-type="float">
            <text:p>-6.7247173203E-02</text:p>
          </table:table-cell>
          <table:table-cell office:value-type="float" office:value="-31530.2790205687" calcext:value-type="float">
            <text:p>-3.1530279021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656.4234" calcext:value-type="float">
            <text:p>1.6564234000E+03</text:p>
          </table:table-cell>
          <table:table-cell office:value-type="float" office:value="21757.54179" calcext:value-type="float">
            <text:p>2.1757541790E+04</text:p>
          </table:table-cell>
          <table:table-cell table:formula="of:=[.F34]-[.F33]" office:value-type="float" office:value="0.00000000002675060173" calcext:value-type="float">
            <text:p>2.6750601734E-11</text:p>
          </table:table-cell>
          <table:table-cell table:formula="of:=[.G34]-[.G33]" office:value-type="float" office:value="-0.00000000019044975319" calcext:value-type="float">
            <text:p>-1.9044975319E-10</text:p>
          </table:table-cell>
          <table:table-cell table:formula="of:=[.H34]-[.H33]" office:value-type="float" office:value="-0.00000000279209455556" calcext:value-type="float">
            <text:p>-2.7920945556E-09</text:p>
          </table:table-cell>
          <table:table-cell table:formula="of:=[.I34]-[.I33]" office:value-type="float" office:value="-0.00000682838071952574" calcext:value-type="float">
            <text:p>-6.8283807195E-06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660" calcext:value-type="float">
            <text:p>6.6000000000E+02</text:p>
          </table:table-cell>
          <table:table-cell office:value-type="float" office:value="0.430544139345812" calcext:value-type="float">
            <text:p>4.3054413935E-01</text:p>
          </table:table-cell>
          <table:table-cell office:value-type="float" office:value="0.0672439387939587" calcext:value-type="float">
            <text:p>6.7243938794E-02</text:p>
          </table:table-cell>
          <table:table-cell office:value-type="float" office:value="-0.0672471759952059" calcext:value-type="float">
            <text:p>-6.7247175995E-02</text:p>
          </table:table-cell>
          <table:table-cell office:value-type="float" office:value="-31530.2790273971" calcext:value-type="float">
            <text:p>-3.1530279027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709.1171" calcext:value-type="float">
            <text:p>1.7091171000E+03</text:p>
          </table:table-cell>
          <table:table-cell office:value-type="float" office:value="22451.885866" calcext:value-type="float">
            <text:p>2.2451885866E+04</text:p>
          </table:table-cell>
          <table:table-cell table:formula="of:=[.F35]-[.F34]" office:value-type="float" office:value="0.00000000003228312062" calcext:value-type="float">
            <text:p>3.2283120621E-11</text:p>
          </table:table-cell>
          <table:table-cell table:formula="of:=[.G35]-[.G34]" office:value-type="float" office:value="0.0000000003952676797" calcext:value-type="float">
            <text:p>3.9526767970E-10</text:p>
          </table:table-cell>
          <table:table-cell table:formula="of:=[.H35]-[.H34]" office:value-type="float" office:value="0.00000000396196747632" calcext:value-type="float">
            <text:p>3.9619674763E-09</text:p>
          </table:table-cell>
          <table:table-cell table:formula="of:=[.I35]-[.I34]" office:value-type="float" office:value="-0.00000655110852676444" calcext:value-type="float">
            <text:p>-6.5511085268E-06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680" calcext:value-type="float">
            <text:p>6.8000000000E+02</text:p>
          </table:table-cell>
          <table:table-cell office:value-type="float" office:value="0.430544139378095" calcext:value-type="float">
            <text:p>4.3054413938E-01</text:p>
          </table:table-cell>
          <table:table-cell office:value-type="float" office:value="0.0672439391892264" calcext:value-type="float">
            <text:p>6.7243939189E-02</text:p>
          </table:table-cell>
          <table:table-cell office:value-type="float" office:value="-0.0672471720332384" calcext:value-type="float">
            <text:p>-6.7247172033E-02</text:p>
          </table:table-cell>
          <table:table-cell office:value-type="float" office:value="-31530.2790339482" calcext:value-type="float">
            <text:p>-3.1530279034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758.1806" calcext:value-type="float">
            <text:p>1.7581806000E+03</text:p>
          </table:table-cell>
          <table:table-cell office:value-type="float" office:value="23105.563101" calcext:value-type="float">
            <text:p>2.3105563101E+04</text:p>
          </table:table-cell>
          <table:table-cell office:value-type="float" office:value="0.00000000003228312062" calcext:value-type="float">
            <text:p>3.2283120621E-11</text:p>
          </table:table-cell>
          <table:table-cell office:value-type="float" office:value="0.0000000003952676797" calcext:value-type="float">
            <text:p>3.9526767970E-10</text:p>
          </table:table-cell>
          <table:table-cell office:value-type="float" office:value="0.00000000396196747632" calcext:value-type="float">
            <text:p>3.9619674763E-09</text:p>
          </table:table-cell>
          <table:table-cell office:value-type="float" office:value="-0.00000655110852676444" calcext:value-type="float">
            <text:p>-6.5511085268E-06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20" calcext:value-type="float">
            <text:p>2.0000000000E+01</text:p>
          </table:table-cell>
          <table:table-cell office:value-type="float" office:value="0.0356607771085587" calcext:value-type="float">
            <text:p>3.5660777109E-02</text:p>
          </table:table-cell>
          <table:table-cell office:value-type="float" office:value="0.241991575923099" calcext:value-type="float">
            <text:p>2.4199157592E-01</text:p>
          </table:table-cell>
          <table:table-cell office:value-type="float" office:value="-0.241991565034293" calcext:value-type="float">
            <text:p>-2.4199156503E-01</text:p>
          </table:table-cell>
          <table:table-cell office:value-type="float" office:value="-22101.0032379436" calcext:value-type="float">
            <text:p>-2.2101003238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56.3012" calcext:value-type="float">
            <text:p>5.6301200000E+01</text:p>
          </table:table-cell>
          <table:table-cell office:value-type="float" office:value="728.57983599999" calcext:value-type="float">
            <text:p>7.2857983600E+02</text:p>
          </table:table-cell>
          <table:table-cell table:formula="of:=[.F37]-[.F36]" office:value-type="float" office:value="-0.0147911206625498" calcext:value-type="float">
            <text:p>-1.4791120663E-02</text:p>
          </table:table-cell>
          <table:table-cell table:formula="of:=[.G37]-[.G36]" office:value-type="float" office:value="-0.0899052275814225" calcext:value-type="float">
            <text:p>-8.9905227581E-02</text:p>
          </table:table-cell>
          <table:table-cell table:formula="of:=[.H37]-[.H36]" office:value-type="float" office:value="0.0899052239389364" calcext:value-type="float">
            <text:p>8.9905223939E-02</text:p>
          </table:table-cell>
          <table:table-cell table:formula="of:=[.I37]-[.I36]" office:value-type="float" office:value="-5592.29180883235" calcext:value-type="float">
            <text:p>-5.5922918088E+03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40" calcext:value-type="float">
            <text:p>4.0000000000E+01</text:p>
          </table:table-cell>
          <table:table-cell office:value-type="float" office:value="0.020869656446009" calcext:value-type="float">
            <text:p>2.0869656446E-02</text:p>
          </table:table-cell>
          <table:table-cell office:value-type="float" office:value="0.152086348341677" calcext:value-type="float">
            <text:p>1.5208634834E-01</text:p>
          </table:table-cell>
          <table:table-cell office:value-type="float" office:value="-0.152086341095356" calcext:value-type="float">
            <text:p>-1.5208634110E-01</text:p>
          </table:table-cell>
          <table:table-cell office:value-type="float" office:value="-27693.2950467759" calcext:value-type="float">
            <text:p>-2.7693295047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08.1739" calcext:value-type="float">
            <text:p>1.0817390000E+02</text:p>
          </table:table-cell>
          <table:table-cell office:value-type="float" office:value="1409.89869" calcext:value-type="float">
            <text:p>1.4098986900E+03</text:p>
          </table:table-cell>
          <table:table-cell table:formula="of:=[.F38]-[.F37]" office:value-type="float" office:value="-0.00442277783002781" calcext:value-type="float">
            <text:p>-4.4227778300E-03</text:p>
          </table:table-cell>
          <table:table-cell table:formula="of:=[.G38]-[.G37]" office:value-type="float" office:value="0.0508994664913499" calcext:value-type="float">
            <text:p>5.0899466491E-02</text:p>
          </table:table-cell>
          <table:table-cell table:formula="of:=[.H38]-[.H37]" office:value-type="float" office:value="-0.0508994739536442" calcext:value-type="float">
            <text:p>-5.0899473954E-02</text:p>
          </table:table-cell>
          <table:table-cell table:formula="of:=[.I38]-[.I37]" office:value-type="float" office:value="-1811.42789081413" calcext:value-type="float">
            <text:p>-1.8114278908E+03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60" calcext:value-type="float">
            <text:p>6.0000000000E+01</text:p>
          </table:table-cell>
          <table:table-cell office:value-type="float" office:value="0.0164468786159812" calcext:value-type="float">
            <text:p>1.6446878616E-02</text:p>
          </table:table-cell>
          <table:table-cell office:value-type="float" office:value="0.202985814833027" calcext:value-type="float">
            <text:p>2.0298581483E-01</text:p>
          </table:table-cell>
          <table:table-cell office:value-type="float" office:value="-0.202985815049001" calcext:value-type="float">
            <text:p>-2.0298581505E-01</text:p>
          </table:table-cell>
          <table:table-cell office:value-type="float" office:value="-29504.7229375901" calcext:value-type="float">
            <text:p>-2.9504722938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59.6105" calcext:value-type="float">
            <text:p>1.5961050000E+02</text:p>
          </table:table-cell>
          <table:table-cell office:value-type="float" office:value="2086.20801199996" calcext:value-type="float">
            <text:p>2.0862080120E+03</text:p>
          </table:table-cell>
          <table:table-cell table:formula="of:=[.F39]-[.F38]" office:value-type="float" office:value="-0.00131661280830647" calcext:value-type="float">
            <text:p>-1.3166128083E-03</text:p>
          </table:table-cell>
          <table:table-cell table:formula="of:=[.G39]-[.G38]" office:value-type="float" office:value="0.0279718135354069" calcext:value-type="float">
            <text:p>2.7971813535E-02</text:p>
          </table:table-cell>
          <table:table-cell table:formula="of:=[.H39]-[.H38]" office:value-type="float" office:value="-0.027971817028164" calcext:value-type="float">
            <text:p>-2.7971817028E-02</text:p>
          </table:table-cell>
          <table:table-cell table:formula="of:=[.I39]-[.I38]" office:value-type="float" office:value="-817.414332845619" calcext:value-type="float">
            <text:p>-8.1741433285E+02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80" calcext:value-type="float">
            <text:p>8.0000000000E+01</text:p>
          </table:table-cell>
          <table:table-cell office:value-type="float" office:value="0.0151302658076747" calcext:value-type="float">
            <text:p>1.5130265808E-02</text:p>
          </table:table-cell>
          <table:table-cell office:value-type="float" office:value="0.230957628368434" calcext:value-type="float">
            <text:p>2.3095762837E-01</text:p>
          </table:table-cell>
          <table:table-cell office:value-type="float" office:value="-0.230957632077165" calcext:value-type="float">
            <text:p>-2.3095763208E-01</text:p>
          </table:table-cell>
          <table:table-cell office:value-type="float" office:value="-30322.1372704357" calcext:value-type="float">
            <text:p>-3.0322137270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211.1615" calcext:value-type="float">
            <text:p>2.1116150000E+02</text:p>
          </table:table-cell>
          <table:table-cell office:value-type="float" office:value="2768.40133399999" calcext:value-type="float">
            <text:p>2.7684013340E+03</text:p>
          </table:table-cell>
          <table:table-cell table:formula="of:=[.F40]-[.F39]" office:value-type="float" office:value="-0.000574624908905291" calcext:value-type="float">
            <text:p>-5.7462490891E-04</text:p>
          </table:table-cell>
          <table:table-cell table:formula="of:=[.G40]-[.G39]" office:value-type="float" office:value="0.0094362101424556" calcext:value-type="float">
            <text:p>9.4362101425E-03</text:p>
          </table:table-cell>
          <table:table-cell table:formula="of:=[.H40]-[.H39]" office:value-type="float" office:value="-0.00943620757730731" calcext:value-type="float">
            <text:p>-9.4362075773E-03</text:p>
          </table:table-cell>
          <table:table-cell table:formula="of:=[.I40]-[.I39]" office:value-type="float" office:value="-434.52112266501" calcext:value-type="float">
            <text:p>-4.3452112267E+02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100" calcext:value-type="float">
            <text:p>1.0000000000E+02</text:p>
          </table:table-cell>
          <table:table-cell office:value-type="float" office:value="0.0145556408987694" calcext:value-type="float">
            <text:p>1.4555640899E-02</text:p>
          </table:table-cell>
          <table:table-cell office:value-type="float" office:value="0.240393838510889" calcext:value-type="float">
            <text:p>2.4039383851E-01</text:p>
          </table:table-cell>
          <table:table-cell office:value-type="float" office:value="-0.240393839654472" calcext:value-type="float">
            <text:p>-2.4039383965E-01</text:p>
          </table:table-cell>
          <table:table-cell office:value-type="float" office:value="-30756.6583931007" calcext:value-type="float">
            <text:p>-3.0756658393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261.025" calcext:value-type="float">
            <text:p>2.6102500000E+02</text:p>
          </table:table-cell>
          <table:table-cell office:value-type="float" office:value="3435.45129499998" calcext:value-type="float">
            <text:p>3.4354512950E+03</text:p>
          </table:table-cell>
          <table:table-cell table:formula="of:=[.F41]-[.F40]" office:value-type="float" office:value="-0.000343239807104639" calcext:value-type="float">
            <text:p>-3.4323980710E-04</text:p>
          </table:table-cell>
          <table:table-cell table:formula="of:=[.G41]-[.G40]" office:value-type="float" office:value="0.00484635882576639" calcext:value-type="float">
            <text:p>4.8463588258E-03</text:p>
          </table:table-cell>
          <table:table-cell table:formula="of:=[.H41]-[.H40]" office:value-type="float" office:value="-0.00484635840648651" calcext:value-type="float">
            <text:p>-4.8463584065E-03</text:p>
          </table:table-cell>
          <table:table-cell table:formula="of:=[.I41]-[.I40]" office:value-type="float" office:value="-256.200191274671" calcext:value-type="float">
            <text:p>-2.5620019127E+02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120" calcext:value-type="float">
            <text:p>1.2000000000E+02</text:p>
          </table:table-cell>
          <table:table-cell office:value-type="float" office:value="0.0142124010916648" calcext:value-type="float">
            <text:p>1.4212401092E-02</text:p>
          </table:table-cell>
          <table:table-cell office:value-type="float" office:value="0.245240197336656" calcext:value-type="float">
            <text:p>2.4524019734E-01</text:p>
          </table:table-cell>
          <table:table-cell office:value-type="float" office:value="-0.245240198060959" calcext:value-type="float">
            <text:p>-2.4524019806E-01</text:p>
          </table:table-cell>
          <table:table-cell office:value-type="float" office:value="-31012.8585843754" calcext:value-type="float">
            <text:p>-3.1012858584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312.3624" calcext:value-type="float">
            <text:p>3.1236240000E+02</text:p>
          </table:table-cell>
          <table:table-cell office:value-type="float" office:value="4113.25366400002" calcext:value-type="float">
            <text:p>4.1132536640E+03</text:p>
          </table:table-cell>
          <table:table-cell table:formula="of:=[.F42]-[.F41]" office:value-type="float" office:value="-0.00023215330289612" calcext:value-type="float">
            <text:p>-2.3215330290E-04</text:p>
          </table:table-cell>
          <table:table-cell table:formula="of:=[.G42]-[.G41]" office:value-type="float" office:value="0.0048218769016824" calcext:value-type="float">
            <text:p>4.8218769017E-03</text:p>
          </table:table-cell>
          <table:table-cell table:formula="of:=[.H42]-[.H41]" office:value-type="float" office:value="-0.00482187699306838" calcext:value-type="float">
            <text:p>-4.8218769931E-03</text:p>
          </table:table-cell>
          <table:table-cell table:formula="of:=[.I42]-[.I41]" office:value-type="float" office:value="-162.3731932925" calcext:value-type="float">
            <text:p>-1.6237319329E+02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140" calcext:value-type="float">
            <text:p>1.4000000000E+02</text:p>
          </table:table-cell>
          <table:table-cell office:value-type="float" office:value="0.0139802477887687" calcext:value-type="float">
            <text:p>1.3980247789E-02</text:p>
          </table:table-cell>
          <table:table-cell office:value-type="float" office:value="0.250062074238338" calcext:value-type="float">
            <text:p>2.5006207424E-01</text:p>
          </table:table-cell>
          <table:table-cell office:value-type="float" office:value="-0.250062075054027" calcext:value-type="float">
            <text:p>-2.5006207505E-01</text:p>
          </table:table-cell>
          <table:table-cell office:value-type="float" office:value="-31175.2317776679" calcext:value-type="float">
            <text:p>-3.1175231778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363.3969" calcext:value-type="float">
            <text:p>3.6339690000E+02</text:p>
          </table:table-cell>
          <table:table-cell office:value-type="float" office:value="4790.37392099999" calcext:value-type="float">
            <text:p>4.7903739210E+03</text:p>
          </table:table-cell>
          <table:table-cell table:formula="of:=[.F43]-[.F42]" office:value-type="float" office:value="-0.00015560111825659" calcext:value-type="float">
            <text:p>-1.5560111826E-04</text:p>
          </table:table-cell>
          <table:table-cell table:formula="of:=[.G43]-[.G42]" office:value-type="float" office:value="0.00497217240350889" calcext:value-type="float">
            <text:p>4.9721724035E-03</text:p>
          </table:table-cell>
          <table:table-cell table:formula="of:=[.H43]-[.H42]" office:value-type="float" office:value="-0.00497217048756943" calcext:value-type="float">
            <text:p>-4.9721704876E-03</text:p>
          </table:table-cell>
          <table:table-cell table:formula="of:=[.I43]-[.I42]" office:value-type="float" office:value="-108.93189688275" calcext:value-type="float">
            <text:p>-1.0893189688E+02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160" calcext:value-type="float">
            <text:p>1.6000000000E+02</text:p>
          </table:table-cell>
          <table:table-cell office:value-type="float" office:value="0.0138246466705121" calcext:value-type="float">
            <text:p>1.3824646671E-02</text:p>
          </table:table-cell>
          <table:table-cell office:value-type="float" office:value="0.255034246641847" calcext:value-type="float">
            <text:p>2.5503424664E-01</text:p>
          </table:table-cell>
          <table:table-cell office:value-type="float" office:value="-0.255034245541596" calcext:value-type="float">
            <text:p>-2.5503424554E-01</text:p>
          </table:table-cell>
          <table:table-cell office:value-type="float" office:value="-31284.1636745506" calcext:value-type="float">
            <text:p>-3.1284163675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414.6744" calcext:value-type="float">
            <text:p>4.1467440000E+02</text:p>
          </table:table-cell>
          <table:table-cell office:value-type="float" office:value="5467.59582500003" calcext:value-type="float">
            <text:p>5.4675958250E+03</text:p>
          </table:table-cell>
          <table:table-cell table:formula="of:=[.F44]-[.F43]" office:value-type="float" office:value="-0.00010096142552472" calcext:value-type="float">
            <text:p>-1.0096142552E-04</text:p>
          </table:table-cell>
          <table:table-cell table:formula="of:=[.G44]-[.G43]" office:value-type="float" office:value="0.00422669468116693" calcext:value-type="float">
            <text:p>4.2266946812E-03</text:p>
          </table:table-cell>
          <table:table-cell table:formula="of:=[.H44]-[.H43]" office:value-type="float" office:value="-0.00422669613083609" calcext:value-type="float">
            <text:p>-4.2266961308E-03</text:p>
          </table:table-cell>
          <table:table-cell table:formula="of:=[.I44]-[.I43]" office:value-type="float" office:value="-76.3675424527501" calcext:value-type="float">
            <text:p>-7.6367542453E+01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137236852449873" calcext:value-type="float">
            <text:p>1.3723685245E-02</text:p>
          </table:table-cell>
          <table:table-cell office:value-type="float" office:value="0.259260941323014" calcext:value-type="float">
            <text:p>2.5926094132E-01</text:p>
          </table:table-cell>
          <table:table-cell office:value-type="float" office:value="-0.259260941672432" calcext:value-type="float">
            <text:p>-2.5926094167E-01</text:p>
          </table:table-cell>
          <table:table-cell office:value-type="float" office:value="-31360.5312170034" calcext:value-type="float">
            <text:p>-3.1360531217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466.6839" calcext:value-type="float">
            <text:p>4.6668390000E+02</text:p>
          </table:table-cell>
          <table:table-cell office:value-type="float" office:value="6149.72826299997" calcext:value-type="float">
            <text:p>6.1497282630E+03</text:p>
          </table:table-cell>
          <table:table-cell table:formula="of:=[.F45]-[.F44]" office:value-type="float" office:value="-0.0000678670794135514" calcext:value-type="float">
            <text:p>-6.7867079414E-05</text:p>
          </table:table-cell>
          <table:table-cell table:formula="of:=[.G45]-[.G44]" office:value-type="float" office:value="0.0031327315605279" calcext:value-type="float">
            <text:p>3.1327315605E-03</text:p>
          </table:table-cell>
          <table:table-cell table:formula="of:=[.H45]-[.H44]" office:value-type="float" office:value="-0.00313272753888216" calcext:value-type="float">
            <text:p>-3.1327275389E-03</text:p>
          </table:table-cell>
          <table:table-cell table:formula="of:=[.I45]-[.I44]" office:value-type="float" office:value="-54.8131500514683" calcext:value-type="float">
            <text:p>-5.4813150051E+01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200" calcext:value-type="float">
            <text:p>2.0000000000E+02</text:p>
          </table:table-cell>
          <table:table-cell office:value-type="float" office:value="0.0136558181655738" calcext:value-type="float">
            <text:p>1.3655818166E-02</text:p>
          </table:table-cell>
          <table:table-cell office:value-type="float" office:value="0.262393672883542" calcext:value-type="float">
            <text:p>2.6239367288E-01</text:p>
          </table:table-cell>
          <table:table-cell office:value-type="float" office:value="-0.262393669211315" calcext:value-type="float">
            <text:p>-2.6239366921E-01</text:p>
          </table:table-cell>
          <table:table-cell office:value-type="float" office:value="-31415.3443670548" calcext:value-type="float">
            <text:p>-3.1415344367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517.4197" calcext:value-type="float">
            <text:p>5.1741970000E+02</text:p>
          </table:table-cell>
          <table:table-cell office:value-type="float" office:value="6819.62935200002" calcext:value-type="float">
            <text:p>6.8196293520E+03</text:p>
          </table:table-cell>
          <table:table-cell table:formula="of:=[.F46]-[.F45]" office:value-type="float" office:value="-0.0000479719461304699" calcext:value-type="float">
            <text:p>-4.7971946130E-05</text:p>
          </table:table-cell>
          <table:table-cell table:formula="of:=[.G46]-[.G45]" office:value-type="float" office:value="0.0021379443890544" calcext:value-type="float">
            <text:p>2.1379443891E-03</text:p>
          </table:table-cell>
          <table:table-cell table:formula="of:=[.H46]-[.H45]" office:value-type="float" office:value="-0.00213794543962681" calcext:value-type="float">
            <text:p>-2.1379454396E-03</text:p>
          </table:table-cell>
          <table:table-cell table:formula="of:=[.I46]-[.I45]" office:value-type="float" office:value="-39.5636642960089" calcext:value-type="float">
            <text:p>-3.9563664296E+01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220" calcext:value-type="float">
            <text:p>2.2000000000E+02</text:p>
          </table:table-cell>
          <table:table-cell office:value-type="float" office:value="0.0136078462194433" calcext:value-type="float">
            <text:p>1.3607846219E-02</text:p>
          </table:table-cell>
          <table:table-cell office:value-type="float" office:value="0.264531617272596" calcext:value-type="float">
            <text:p>2.6453161727E-01</text:p>
          </table:table-cell>
          <table:table-cell office:value-type="float" office:value="-0.264531614650941" calcext:value-type="float">
            <text:p>-2.6453161465E-01</text:p>
          </table:table-cell>
          <table:table-cell office:value-type="float" office:value="-31454.9080313508" calcext:value-type="float">
            <text:p>-3.1454908031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569.5456" calcext:value-type="float">
            <text:p>5.6954560000E+02</text:p>
          </table:table-cell>
          <table:table-cell office:value-type="float" office:value="7507.60600900004" calcext:value-type="float">
            <text:p>7.5076060090E+03</text:p>
          </table:table-cell>
          <table:table-cell table:formula="of:=[.F47]-[.F46]" office:value-type="float" office:value="-0.0000344654869800596" calcext:value-type="float">
            <text:p>-3.4465486980E-05</text:p>
          </table:table-cell>
          <table:table-cell table:formula="of:=[.G47]-[.G46]" office:value-type="float" office:value="0.00143823230356427" calcext:value-type="float">
            <text:p>1.4382323036E-03</text:p>
          </table:table-cell>
          <table:table-cell table:formula="of:=[.H47]-[.H46]" office:value-type="float" office:value="-0.0014382210289976" calcext:value-type="float">
            <text:p>-1.4382210290E-03</text:p>
          </table:table-cell>
          <table:table-cell table:formula="of:=[.I47]-[.I46]" office:value-type="float" office:value="-28.6474568819212" calcext:value-type="float">
            <text:p>-2.8647456882E+01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240" calcext:value-type="float">
            <text:p>2.4000000000E+02</text:p>
          </table:table-cell>
          <table:table-cell office:value-type="float" office:value="0.0135733807324633" calcext:value-type="float">
            <text:p>1.3573380732E-02</text:p>
          </table:table-cell>
          <table:table-cell office:value-type="float" office:value="0.26596984957616" calcext:value-type="float">
            <text:p>2.6596984958E-01</text:p>
          </table:table-cell>
          <table:table-cell office:value-type="float" office:value="-0.265969835679939" calcext:value-type="float">
            <text:p>-2.6596983568E-01</text:p>
          </table:table-cell>
          <table:table-cell office:value-type="float" office:value="-31483.5554882328" calcext:value-type="float">
            <text:p>-3.1483555488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619.9535" calcext:value-type="float">
            <text:p>6.1995350000E+02</text:p>
          </table:table-cell>
          <table:table-cell office:value-type="float" office:value="8178.81005099998" calcext:value-type="float">
            <text:p>8.1788100510E+03</text:p>
          </table:table-cell>
          <table:table-cell table:formula="of:=[.F48]-[.F47]" office:value-type="float" office:value="-0.0000239421806221898" calcext:value-type="float">
            <text:p>-2.3942180622E-05</text:p>
          </table:table-cell>
          <table:table-cell table:formula="of:=[.G48]-[.G47]" office:value-type="float" office:value="0.00102852990296404" calcext:value-type="float">
            <text:p>1.0285299030E-03</text:p>
          </table:table-cell>
          <table:table-cell table:formula="of:=[.H48]-[.H47]" office:value-type="float" office:value="-0.00102842594664732" calcext:value-type="float">
            <text:p>-1.0284259466E-03</text:p>
          </table:table-cell>
          <table:table-cell table:formula="of:=[.I48]-[.I47]" office:value-type="float" office:value="-21.0019472568092" calcext:value-type="float">
            <text:p>-2.1001947257E+01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260" calcext:value-type="float">
            <text:p>2.6000000000E+02</text:p>
          </table:table-cell>
          <table:table-cell office:value-type="float" office:value="0.0135494385518411" calcext:value-type="float">
            <text:p>1.3549438552E-02</text:p>
          </table:table-cell>
          <table:table-cell office:value-type="float" office:value="0.266998379479124" calcext:value-type="float">
            <text:p>2.6699837948E-01</text:p>
          </table:table-cell>
          <table:table-cell office:value-type="float" office:value="-0.266998261626586" calcext:value-type="float">
            <text:p>-2.6699826163E-01</text:p>
          </table:table-cell>
          <table:table-cell office:value-type="float" office:value="-31504.5574354896" calcext:value-type="float">
            <text:p>-3.1504557435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675.5449" calcext:value-type="float">
            <text:p>6.7554490000E+02</text:p>
          </table:table-cell>
          <table:table-cell office:value-type="float" office:value="8878.42479300004" calcext:value-type="float">
            <text:p>8.8784247930E+03</text:p>
          </table:table-cell>
          <table:table-cell table:formula="of:=[.F49]-[.F48]" office:value-type="float" office:value="-0.000015928589013699" calcext:value-type="float">
            <text:p>-1.5928589014E-05</text:p>
          </table:table-cell>
          <table:table-cell table:formula="of:=[.G49]-[.G48]" office:value-type="float" office:value="0.000798960940601889" calcext:value-type="float">
            <text:p>7.9896094060E-04</text:p>
          </table:table-cell>
          <table:table-cell table:formula="of:=[.H49]-[.H48]" office:value-type="float" office:value="-0.000798917658301979" calcext:value-type="float">
            <text:p>-7.9891765830E-04</text:p>
          </table:table-cell>
          <table:table-cell table:formula="of:=[.I49]-[.I48]" office:value-type="float" office:value="-15.8847320523309" calcext:value-type="float">
            <text:p>-1.5884732052E+01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280" calcext:value-type="float">
            <text:p>2.8000000000E+02</text:p>
          </table:table-cell>
          <table:table-cell office:value-type="float" office:value="0.0135335099628274" calcext:value-type="float">
            <text:p>1.3533509963E-02</text:p>
          </table:table-cell>
          <table:table-cell office:value-type="float" office:value="0.267797340419726" calcext:value-type="float">
            <text:p>2.6779734042E-01</text:p>
          </table:table-cell>
          <table:table-cell office:value-type="float" office:value="-0.267797179284888" calcext:value-type="float">
            <text:p>-2.6779717928E-01</text:p>
          </table:table-cell>
          <table:table-cell office:value-type="float" office:value="-31520.4421675419" calcext:value-type="float">
            <text:p>-3.1520442168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728.9036" calcext:value-type="float">
            <text:p>7.2890360000E+02</text:p>
          </table:table-cell>
          <table:table-cell office:value-type="float" office:value="9550.66104400001" calcext:value-type="float">
            <text:p>9.5506610440E+03</text:p>
          </table:table-cell>
          <table:table-cell table:formula="of:=[.F50]-[.F49]" office:value-type="float" office:value="-0.00001063638688714" calcext:value-type="float">
            <text:p>-1.0636386887E-05</text:p>
          </table:table-cell>
          <table:table-cell table:formula="of:=[.G50]-[.G49]" office:value-type="float" office:value="0.000598723317075778" calcext:value-type="float">
            <text:p>5.9872331708E-04</text:p>
          </table:table-cell>
          <table:table-cell table:formula="of:=[.H50]-[.H49]" office:value-type="float" office:value="-0.000598207779953508" calcext:value-type="float">
            <text:p>-5.9820777995E-04</text:p>
          </table:table-cell>
          <table:table-cell table:formula="of:=[.I50]-[.I49]" office:value-type="float" office:value="-11.8650769040905" calcext:value-type="float">
            <text:p>-1.1865076904E+01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300" calcext:value-type="float">
            <text:p>3.0000000000E+02</text:p>
          </table:table-cell>
          <table:table-cell office:value-type="float" office:value="0.0135228735759402" calcext:value-type="float">
            <text:p>1.3522873576E-02</text:p>
          </table:table-cell>
          <table:table-cell office:value-type="float" office:value="0.268396063736802" calcext:value-type="float">
            <text:p>2.6839606374E-01</text:p>
          </table:table-cell>
          <table:table-cell office:value-type="float" office:value="-0.268395387064842" calcext:value-type="float">
            <text:p>-2.6839538706E-01</text:p>
          </table:table-cell>
          <table:table-cell office:value-type="float" office:value="-31532.307244446" calcext:value-type="float">
            <text:p>-3.1532307244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780.4638" calcext:value-type="float">
            <text:p>7.8046380000E+02</text:p>
          </table:table-cell>
          <table:table-cell office:value-type="float" office:value="10231.590781" calcext:value-type="float">
            <text:p>1.0231590781E+04</text:p>
          </table:table-cell>
          <table:table-cell table:formula="of:=[.F51]-[.F50]" office:value-type="float" office:value="-0.00000684523344008162" calcext:value-type="float">
            <text:p>-6.8452334401E-06</text:p>
          </table:table-cell>
          <table:table-cell table:formula="of:=[.G51]-[.G50]" office:value-type="float" office:value="0.00037343168602183" calcext:value-type="float">
            <text:p>3.7343168602E-04</text:p>
          </table:table-cell>
          <table:table-cell table:formula="of:=[.H51]-[.H50]" office:value-type="float" office:value="-0.000374122612113392" calcext:value-type="float">
            <text:p>-3.7412261211E-04</text:p>
          </table:table-cell>
          <table:table-cell table:formula="of:=[.I51]-[.I50]" office:value-type="float" office:value="-7.6382444514893" calcext:value-type="float">
            <text:p>-7.6382444515E+00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320" calcext:value-type="float">
            <text:p>3.2000000000E+02</text:p>
          </table:table-cell>
          <table:table-cell office:value-type="float" office:value="0.0135160283425001" calcext:value-type="float">
            <text:p>1.3516028343E-02</text:p>
          </table:table-cell>
          <table:table-cell office:value-type="float" office:value="0.268769495422824" calcext:value-type="float">
            <text:p>2.6876949542E-01</text:p>
          </table:table-cell>
          <table:table-cell office:value-type="float" office:value="-0.268769509676955" calcext:value-type="float">
            <text:p>-2.6876950968E-01</text:p>
          </table:table-cell>
          <table:table-cell office:value-type="float" office:value="-31539.9454888975" calcext:value-type="float">
            <text:p>-3.1539945489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833.0654" calcext:value-type="float">
            <text:p>8.3306540000E+02</text:p>
          </table:table-cell>
          <table:table-cell office:value-type="float" office:value="10914.268152" calcext:value-type="float">
            <text:p>1.0914268152E+04</text:p>
          </table:table-cell>
          <table:table-cell table:formula="of:=[.F52]-[.F51]" office:value-type="float" office:value="-0.00000435483360240914" calcext:value-type="float">
            <text:p>-4.3548336024E-06</text:p>
          </table:table-cell>
          <table:table-cell table:formula="of:=[.G52]-[.G51]" office:value-type="float" office:value="0.000330790263389169" calcext:value-type="float">
            <text:p>3.3079026339E-04</text:p>
          </table:table-cell>
          <table:table-cell table:formula="of:=[.H52]-[.H51]" office:value-type="float" office:value="-0.000330356809988719" calcext:value-type="float">
            <text:p>-3.3035680999E-04</text:p>
          </table:table-cell>
          <table:table-cell table:formula="of:=[.I52]-[.I51]" office:value-type="float" office:value="-5.54256692954004" calcext:value-type="float">
            <text:p>-5.5425669295E+00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340" calcext:value-type="float">
            <text:p>3.4000000000E+02</text:p>
          </table:table-cell>
          <table:table-cell office:value-type="float" office:value="0.0135116735088977" calcext:value-type="float">
            <text:p>1.3511673509E-02</text:p>
          </table:table-cell>
          <table:table-cell office:value-type="float" office:value="0.269100285686213" calcext:value-type="float">
            <text:p>2.6910028569E-01</text:p>
          </table:table-cell>
          <table:table-cell office:value-type="float" office:value="-0.269099866486944" calcext:value-type="float">
            <text:p>-2.6909986649E-01</text:p>
          </table:table-cell>
          <table:table-cell office:value-type="float" office:value="-31545.488055827" calcext:value-type="float">
            <text:p>-3.1545488056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884.9536" calcext:value-type="float">
            <text:p>8.8495360000E+02</text:p>
          </table:table-cell>
          <table:table-cell office:value-type="float" office:value="11595.479303" calcext:value-type="float">
            <text:p>1.1595479303E+04</text:p>
          </table:table-cell>
          <table:table-cell table:formula="of:=[.F53]-[.F52]" office:value-type="float" office:value="-0.00000277621938602965" calcext:value-type="float">
            <text:p>-2.7762193860E-06</text:p>
          </table:table-cell>
          <table:table-cell table:formula="of:=[.G53]-[.G52]" office:value-type="float" office:value="0.000145671414339299" calcext:value-type="float">
            <text:p>1.4567141434E-04</text:p>
          </table:table-cell>
          <table:table-cell table:formula="of:=[.H53]-[.H52]" office:value-type="float" office:value="-0.000145252095192006" calcext:value-type="float">
            <text:p>-1.4525209519E-04</text:p>
          </table:table-cell>
          <table:table-cell table:formula="of:=[.I53]-[.I52]" office:value-type="float" office:value="-3.08721296795193" calcext:value-type="float">
            <text:p>-3.0872129680E+00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360" calcext:value-type="float">
            <text:p>3.6000000000E+02</text:p>
          </table:table-cell>
          <table:table-cell office:value-type="float" office:value="0.0135088972895117" calcext:value-type="float">
            <text:p>1.3508897290E-02</text:p>
          </table:table-cell>
          <table:table-cell office:value-type="float" office:value="0.269245957100552" calcext:value-type="float">
            <text:p>2.6924595710E-01</text:p>
          </table:table-cell>
          <table:table-cell office:value-type="float" office:value="-0.269245118582136" calcext:value-type="float">
            <text:p>-2.6924511858E-01</text:p>
          </table:table-cell>
          <table:table-cell office:value-type="float" office:value="-31548.575268795" calcext:value-type="float">
            <text:p>-3.1548575269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932.2103" calcext:value-type="float">
            <text:p>9.3221030000E+02</text:p>
          </table:table-cell>
          <table:table-cell office:value-type="float" office:value="12261.087982" calcext:value-type="float">
            <text:p>1.2261087982E+04</text:p>
          </table:table-cell>
          <table:table-cell table:formula="of:=[.F54]-[.F53]" office:value-type="float" office:value="-0.00000169180309802022" calcext:value-type="float">
            <text:p>-1.6918030980E-06</text:p>
          </table:table-cell>
          <table:table-cell table:formula="of:=[.G54]-[.G53]" office:value-type="float" office:value="0.0000707850244482944" calcext:value-type="float">
            <text:p>7.0785024448E-05</text:p>
          </table:table-cell>
          <table:table-cell table:formula="of:=[.H54]-[.H53]" office:value-type="float" office:value="-0.0000705274377549858" calcext:value-type="float">
            <text:p>-7.0527437755E-05</text:p>
          </table:table-cell>
          <table:table-cell table:formula="of:=[.I54]-[.I53]" office:value-type="float" office:value="-1.753468873987" calcext:value-type="float">
            <text:p>-1.7534688740E+00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380" calcext:value-type="float">
            <text:p>3.8000000000E+02</text:p>
          </table:table-cell>
          <table:table-cell office:value-type="float" office:value="0.0135072054864137" calcext:value-type="float">
            <text:p>1.3507205486E-02</text:p>
          </table:table-cell>
          <table:table-cell office:value-type="float" office:value="0.269316742125001" calcext:value-type="float">
            <text:p>2.6931674213E-01</text:p>
          </table:table-cell>
          <table:table-cell office:value-type="float" office:value="-0.269315646019891" calcext:value-type="float">
            <text:p>-2.6931564602E-01</text:p>
          </table:table-cell>
          <table:table-cell office:value-type="float" office:value="-31550.328737669" calcext:value-type="float">
            <text:p>-3.1550328738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980.9343" calcext:value-type="float">
            <text:p>9.8093430000E+02</text:p>
          </table:table-cell>
          <table:table-cell office:value-type="float" office:value="12922.139059" calcext:value-type="float">
            <text:p>1.2922139059E+04</text:p>
          </table:table-cell>
          <table:table-cell table:formula="of:=[.F55]-[.F54]" office:value-type="float" office:value="-0.00000094653534988068" calcext:value-type="float">
            <text:p>-9.4653534988E-07</text:p>
          </table:table-cell>
          <table:table-cell table:formula="of:=[.G55]-[.G54]" office:value-type="float" office:value="0.0000462997101665086" calcext:value-type="float">
            <text:p>4.6299710167E-05</text:p>
          </table:table-cell>
          <table:table-cell table:formula="of:=[.H55]-[.H54]" office:value-type="float" office:value="-0.0000460709672981396" calcext:value-type="float">
            <text:p>-4.6070967298E-05</text:p>
          </table:table-cell>
          <table:table-cell table:formula="of:=[.I55]-[.I54]" office:value-type="float" office:value="-1.04448359869275" calcext:value-type="float">
            <text:p>-1.0444835987E+00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400" calcext:value-type="float">
            <text:p>4.0000000000E+02</text:p>
          </table:table-cell>
          <table:table-cell office:value-type="float" office:value="0.0135062589510638" calcext:value-type="float">
            <text:p>1.3506258951E-02</text:p>
          </table:table-cell>
          <table:table-cell office:value-type="float" office:value="0.269363041835167" calcext:value-type="float">
            <text:p>2.6936304184E-01</text:p>
          </table:table-cell>
          <table:table-cell office:value-type="float" office:value="-0.269361716987189" calcext:value-type="float">
            <text:p>-2.6936171699E-01</text:p>
          </table:table-cell>
          <table:table-cell office:value-type="float" office:value="-31551.3732212677" calcext:value-type="float">
            <text:p>-3.1551373221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032.272" calcext:value-type="float">
            <text:p>1.0322720000E+03</text:p>
          </table:table-cell>
          <table:table-cell office:value-type="float" office:value="13600.122268" calcext:value-type="float">
            <text:p>1.3600122268E+04</text:p>
          </table:table-cell>
          <table:table-cell table:formula="of:=[.F56]-[.F55]" office:value-type="float" office:value="-0.00000050893170452926" calcext:value-type="float">
            <text:p>-5.0893170453E-07</text:p>
          </table:table-cell>
          <table:table-cell table:formula="of:=[.G56]-[.G55]" office:value-type="float" office:value="0.0000247784671164042" calcext:value-type="float">
            <text:p>2.4778467116E-05</text:p>
          </table:table-cell>
          <table:table-cell table:formula="of:=[.H56]-[.H55]" office:value-type="float" office:value="-0.0000247305494650574" calcext:value-type="float">
            <text:p>-2.4730549465E-05</text:p>
          </table:table-cell>
          <table:table-cell table:formula="of:=[.I56]-[.I55]" office:value-type="float" office:value="-0.556441777520377" calcext:value-type="float">
            <text:p>-5.5644177752E-01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420" calcext:value-type="float">
            <text:p>4.2000000000E+02</text:p>
          </table:table-cell>
          <table:table-cell office:value-type="float" office:value="0.0135057500193593" calcext:value-type="float">
            <text:p>1.3505750019E-02</text:p>
          </table:table-cell>
          <table:table-cell office:value-type="float" office:value="0.269387820302284" calcext:value-type="float">
            <text:p>2.6938782030E-01</text:p>
          </table:table-cell>
          <table:table-cell office:value-type="float" office:value="-0.269386447536654" calcext:value-type="float">
            <text:p>-2.6938644754E-01</text:p>
          </table:table-cell>
          <table:table-cell office:value-type="float" office:value="-31551.9296630452" calcext:value-type="float">
            <text:p>-3.1551929663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082.9116" calcext:value-type="float">
            <text:p>1.0829116000E+03</text:p>
          </table:table-cell>
          <table:table-cell office:value-type="float" office:value="14268.172714" calcext:value-type="float">
            <text:p>1.4268172714E+04</text:p>
          </table:table-cell>
          <table:table-cell table:formula="of:=[.F57]-[.F56]" office:value-type="float" office:value="-0.00000026469675533034" calcext:value-type="float">
            <text:p>-2.6469675533E-07</text:p>
          </table:table-cell>
          <table:table-cell table:formula="of:=[.G57]-[.G56]" office:value-type="float" office:value="0.000013855684441122" calcext:value-type="float">
            <text:p>1.3855684441E-05</text:p>
          </table:table-cell>
          <table:table-cell table:formula="of:=[.H57]-[.H56]" office:value-type="float" office:value="-0.0000138143110289257" calcext:value-type="float">
            <text:p>-1.3814311029E-05</text:p>
          </table:table-cell>
          <table:table-cell table:formula="of:=[.I57]-[.I56]" office:value-type="float" office:value="-0.300362244448479" calcext:value-type="float">
            <text:p>-3.0036224445E-01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440" calcext:value-type="float">
            <text:p>4.4000000000E+02</text:p>
          </table:table-cell>
          <table:table-cell office:value-type="float" office:value="0.013505485322604" calcext:value-type="float">
            <text:p>1.3505485323E-02</text:p>
          </table:table-cell>
          <table:table-cell office:value-type="float" office:value="0.269401675986725" calcext:value-type="float">
            <text:p>2.6940167599E-01</text:p>
          </table:table-cell>
          <table:table-cell office:value-type="float" office:value="-0.269400261847683" calcext:value-type="float">
            <text:p>-2.6940026185E-01</text:p>
          </table:table-cell>
          <table:table-cell office:value-type="float" office:value="-31552.2300252896" calcext:value-type="float">
            <text:p>-3.1552230025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142.4812" calcext:value-type="float">
            <text:p>1.1424812000E+03</text:p>
          </table:table-cell>
          <table:table-cell office:value-type="float" office:value="14994.0280220001" calcext:value-type="float">
            <text:p>1.4994028022E+04</text:p>
          </table:table-cell>
          <table:table-cell table:formula="of:=[.F58]-[.F57]" office:value-type="float" office:value="-0.00000013625515856916" calcext:value-type="float">
            <text:p>-1.3625515857E-07</text:p>
          </table:table-cell>
          <table:table-cell table:formula="of:=[.G58]-[.G57]" office:value-type="float" office:value="0.0000075721163249054" calcext:value-type="float">
            <text:p>7.5721163249E-06</text:p>
          </table:table-cell>
          <table:table-cell table:formula="of:=[.H58]-[.H57]" office:value-type="float" office:value="-0.00000762138987181471" calcext:value-type="float">
            <text:p>-7.6213898718E-06</text:p>
          </table:table-cell>
          <table:table-cell table:formula="of:=[.I58]-[.I57]" office:value-type="float" office:value="-0.157601014529064" calcext:value-type="float">
            <text:p>-1.5760101453E-01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460" calcext:value-type="float">
            <text:p>4.6000000000E+02</text:p>
          </table:table-cell>
          <table:table-cell office:value-type="float" office:value="0.0135053490674454" calcext:value-type="float">
            <text:p>1.3505349067E-02</text:p>
          </table:table-cell>
          <table:table-cell office:value-type="float" office:value="0.26940924810305" calcext:value-type="float">
            <text:p>2.6940924810E-01</text:p>
          </table:table-cell>
          <table:table-cell office:value-type="float" office:value="-0.269407883237555" calcext:value-type="float">
            <text:p>-2.6940788324E-01</text:p>
          </table:table-cell>
          <table:table-cell office:value-type="float" office:value="-31552.3876263041" calcext:value-type="float">
            <text:p>-3.1552387626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190.9464" calcext:value-type="float">
            <text:p>1.1909464000E+03</text:p>
          </table:table-cell>
          <table:table-cell office:value-type="float" office:value="15634.335619" calcext:value-type="float">
            <text:p>1.5634335619E+04</text:p>
          </table:table-cell>
          <table:table-cell table:formula="of:=[.F59]-[.F58]" office:value-type="float" office:value="-0.00000006313733879118" calcext:value-type="float">
            <text:p>-6.3137338791E-08</text:p>
          </table:table-cell>
          <table:table-cell table:formula="of:=[.G59]-[.G58]" office:value-type="float" office:value="0.00000291859061679611" calcext:value-type="float">
            <text:p>2.9185906168E-06</text:p>
          </table:table-cell>
          <table:table-cell table:formula="of:=[.H59]-[.H58]" office:value-type="float" office:value="-0.00000294996170208117" calcext:value-type="float">
            <text:p>-2.9499617021E-06</text:p>
          </table:table-cell>
          <table:table-cell table:formula="of:=[.I59]-[.I58]" office:value-type="float" office:value="-0.0678240879824443" calcext:value-type="float">
            <text:p>-6.7824087982E-02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480" calcext:value-type="float">
            <text:p>4.8000000000E+02</text:p>
          </table:table-cell>
          <table:table-cell office:value-type="float" office:value="0.0135052859301066" calcext:value-type="float">
            <text:p>1.3505285930E-02</text:p>
          </table:table-cell>
          <table:table-cell office:value-type="float" office:value="0.269412166693666" calcext:value-type="float">
            <text:p>2.6941216669E-01</text:p>
          </table:table-cell>
          <table:table-cell office:value-type="float" office:value="-0.269410833199257" calcext:value-type="float">
            <text:p>-2.6941083320E-01</text:p>
          </table:table-cell>
          <table:table-cell office:value-type="float" office:value="-31552.4554503921" calcext:value-type="float">
            <text:p>-3.1552455450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244.3325" calcext:value-type="float">
            <text:p>1.2443325000E+03</text:p>
          </table:table-cell>
          <table:table-cell office:value-type="float" office:value="16336.95131" calcext:value-type="float">
            <text:p>1.6336951310E+04</text:p>
          </table:table-cell>
          <table:table-cell table:formula="of:=[.F60]-[.F59]" office:value-type="float" office:value="-0.0000000268932635987" calcext:value-type="float">
            <text:p>-2.6893263599E-08</text:p>
          </table:table-cell>
          <table:table-cell table:formula="of:=[.G60]-[.G59]" office:value-type="float" office:value="0.00000087287125877245" calcext:value-type="float">
            <text:p>8.7287125877E-07</text:p>
          </table:table-cell>
          <table:table-cell table:formula="of:=[.H60]-[.H59]" office:value-type="float" office:value="-0.0000008771752423864" calcext:value-type="float">
            <text:p>-8.7717524239E-07</text:p>
          </table:table-cell>
          <table:table-cell table:formula="of:=[.I60]-[.I59]" office:value-type="float" office:value="-0.0245169576992339" calcext:value-type="float">
            <text:p>-2.4516957699E-02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500" calcext:value-type="float">
            <text:p>5.0000000000E+02</text:p>
          </table:table-cell>
          <table:table-cell office:value-type="float" office:value="0.013505259036843" calcext:value-type="float">
            <text:p>1.3505259037E-02</text:p>
          </table:table-cell>
          <table:table-cell office:value-type="float" office:value="0.269413039564925" calcext:value-type="float">
            <text:p>2.6941303956E-01</text:p>
          </table:table-cell>
          <table:table-cell office:value-type="float" office:value="-0.269411710374499" calcext:value-type="float">
            <text:p>-2.6941171037E-01</text:p>
          </table:table-cell>
          <table:table-cell office:value-type="float" office:value="-31552.4799673498" calcext:value-type="float">
            <text:p>-3.1552479967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294.9993" calcext:value-type="float">
            <text:p>1.2949993000E+03</text:p>
          </table:table-cell>
          <table:table-cell office:value-type="float" office:value="17003.2777090001" calcext:value-type="float">
            <text:p>1.7003277709E+04</text:p>
          </table:table-cell>
          <table:table-cell table:formula="of:=[.F61]-[.F60]" office:value-type="float" office:value="-0.00000001050844466131" calcext:value-type="float">
            <text:p>-1.0508444661E-08</text:p>
          </table:table-cell>
          <table:table-cell table:formula="of:=[.G61]-[.G60]" office:value-type="float" office:value="0.00000020050066729116" calcext:value-type="float">
            <text:p>2.0050066729E-07</text:p>
          </table:table-cell>
          <table:table-cell table:formula="of:=[.H61]-[.H60]" office:value-type="float" office:value="-0.00000019566706721541" calcext:value-type="float">
            <text:p>-1.9566706722E-07</text:p>
          </table:table-cell>
          <table:table-cell table:formula="of:=[.I61]-[.I60]" office:value-type="float" office:value="-0.00780972205029684" calcext:value-type="float">
            <text:p>-7.8097220503E-03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520" calcext:value-type="float">
            <text:p>5.2000000000E+02</text:p>
          </table:table-cell>
          <table:table-cell office:value-type="float" office:value="0.0135052485283983" calcext:value-type="float">
            <text:p>1.3505248528E-02</text:p>
          </table:table-cell>
          <table:table-cell office:value-type="float" office:value="0.269413240065593" calcext:value-type="float">
            <text:p>2.6941324007E-01</text:p>
          </table:table-cell>
          <table:table-cell office:value-type="float" office:value="-0.269411906041566" calcext:value-type="float">
            <text:p>-2.6941190604E-01</text:p>
          </table:table-cell>
          <table:table-cell office:value-type="float" office:value="-31552.4877770719" calcext:value-type="float">
            <text:p>-3.1552487777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341.6741" calcext:value-type="float">
            <text:p>1.3416741000E+03</text:p>
          </table:table-cell>
          <table:table-cell office:value-type="float" office:value="17671.352971" calcext:value-type="float">
            <text:p>1.7671352971E+04</text:p>
          </table:table-cell>
          <table:table-cell table:formula="of:=[.F62]-[.F61]" office:value-type="float" office:value="-0.00000000373599990874" calcext:value-type="float">
            <text:p>-3.7359999087E-09</text:p>
          </table:table-cell>
          <table:table-cell table:formula="of:=[.G62]-[.G61]" office:value-type="float" office:value="0.00000001967145030202" calcext:value-type="float">
            <text:p>1.9671450302E-08</text:p>
          </table:table-cell>
          <table:table-cell table:formula="of:=[.H62]-[.H61]" office:value-type="float" office:value="-0.00000001880773886631" calcext:value-type="float">
            <text:p>-1.8807738866E-08</text:p>
          </table:table-cell>
          <table:table-cell table:formula="of:=[.I62]-[.I61]" office:value-type="float" office:value="-0.00211187605964369" calcext:value-type="float">
            <text:p>-2.1118760596E-03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540" calcext:value-type="float">
            <text:p>5.4000000000E+02</text:p>
          </table:table-cell>
          <table:table-cell office:value-type="float" office:value="0.0135052447923984" calcext:value-type="float">
            <text:p>1.3505244792E-02</text:p>
          </table:table-cell>
          <table:table-cell office:value-type="float" office:value="0.269413259737043" calcext:value-type="float">
            <text:p>2.6941325974E-01</text:p>
          </table:table-cell>
          <table:table-cell office:value-type="float" office:value="-0.269411924849305" calcext:value-type="float">
            <text:p>-2.6941192485E-01</text:p>
          </table:table-cell>
          <table:table-cell office:value-type="float" office:value="-31552.4898889479" calcext:value-type="float">
            <text:p>-3.1552489889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395.8679" calcext:value-type="float">
            <text:p>1.3958679000E+03</text:p>
          </table:table-cell>
          <table:table-cell office:value-type="float" office:value="18358.640852" calcext:value-type="float">
            <text:p>1.8358640852E+04</text:p>
          </table:table-cell>
          <table:table-cell table:formula="of:=[.F63]-[.F62]" office:value-type="float" office:value="-0.0000000012284067305" calcext:value-type="float">
            <text:p>-1.2284067305E-09</text:p>
          </table:table-cell>
          <table:table-cell table:formula="of:=[.G63]-[.G62]" office:value-type="float" office:value="-0.00000000865152077756" calcext:value-type="float">
            <text:p>-8.6515207776E-09</text:p>
          </table:table-cell>
          <table:table-cell table:formula="of:=[.H63]-[.H62]" office:value-type="float" office:value="0.00000000930371218955" calcext:value-type="float">
            <text:p>9.3037121895E-09</text:p>
          </table:table-cell>
          <table:table-cell table:formula="of:=[.I63]-[.I62]" office:value-type="float" office:value="-0.000454941320640501" calcext:value-type="float">
            <text:p>-4.5494132064E-04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560" calcext:value-type="float">
            <text:p>5.6000000000E+02</text:p>
          </table:table-cell>
          <table:table-cell office:value-type="float" office:value="0.0135052435639917" calcext:value-type="float">
            <text:p>1.3505243564E-02</text:p>
          </table:table-cell>
          <table:table-cell office:value-type="float" office:value="0.269413251085522" calcext:value-type="float">
            <text:p>2.6941325109E-01</text:p>
          </table:table-cell>
          <table:table-cell office:value-type="float" office:value="-0.269411915545593" calcext:value-type="float">
            <text:p>-2.6941191555E-01</text:p>
          </table:table-cell>
          <table:table-cell office:value-type="float" office:value="-31552.4903438893" calcext:value-type="float">
            <text:p>-3.1552490344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449.8122" calcext:value-type="float">
            <text:p>1.4498122000E+03</text:p>
          </table:table-cell>
          <table:table-cell office:value-type="float" office:value="19053.9196199999" calcext:value-type="float">
            <text:p>1.9053919620E+04</text:p>
          </table:table-cell>
          <table:table-cell table:formula="of:=[.F64]-[.F63]" office:value-type="float" office:value="-0.00000000034876689037" calcext:value-type="float">
            <text:p>-3.4876689037E-10</text:p>
          </table:table-cell>
          <table:table-cell table:formula="of:=[.G64]-[.G63]" office:value-type="float" office:value="-0.0000000057012324306" calcext:value-type="float">
            <text:p>-5.7012324306E-09</text:p>
          </table:table-cell>
          <table:table-cell table:formula="of:=[.H64]-[.H63]" office:value-type="float" office:value="0.00000000592314969294" calcext:value-type="float">
            <text:p>5.9231496929E-09</text:p>
          </table:table-cell>
          <table:table-cell table:formula="of:=[.I64]-[.I63]" office:value-type="float" office:value="-0.0000883974971657153" calcext:value-type="float">
            <text:p>-8.8397497166E-05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580" calcext:value-type="float">
            <text:p>5.8000000000E+02</text:p>
          </table:table-cell>
          <table:table-cell office:value-type="float" office:value="0.0135052432152248" calcext:value-type="float">
            <text:p>1.3505243215E-02</text:p>
          </table:table-cell>
          <table:table-cell office:value-type="float" office:value="0.26941324538429" calcext:value-type="float">
            <text:p>2.6941324538E-01</text:p>
          </table:table-cell>
          <table:table-cell office:value-type="float" office:value="-0.269411909622443" calcext:value-type="float">
            <text:p>-2.6941190962E-01</text:p>
          </table:table-cell>
          <table:table-cell office:value-type="float" office:value="-31552.4904322868" calcext:value-type="float">
            <text:p>-3.1552490432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506.1125" calcext:value-type="float">
            <text:p>1.5061125000E+03</text:p>
          </table:table-cell>
          <table:table-cell office:value-type="float" office:value="19730.510181" calcext:value-type="float">
            <text:p>1.9730510181E+04</text:p>
          </table:table-cell>
          <table:table-cell table:formula="of:=[.F65]-[.F64]" office:value-type="float" office:value="-0.00000000008928703957" calcext:value-type="float">
            <text:p>-8.9287039567E-11</text:p>
          </table:table-cell>
          <table:table-cell table:formula="of:=[.G65]-[.G64]" office:value-type="float" office:value="-0.00000000254136178768" calcext:value-type="float">
            <text:p>-2.5413617877E-09</text:p>
          </table:table-cell>
          <table:table-cell table:formula="of:=[.H65]-[.H64]" office:value-type="float" office:value="0.00000000272265687773" calcext:value-type="float">
            <text:p>2.7226568777E-09</text:p>
          </table:table-cell>
          <table:table-cell table:formula="of:=[.I65]-[.I64]" office:value-type="float" office:value="-0.0000127187413454521" calcext:value-type="float">
            <text:p>-1.2718741345E-05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600" calcext:value-type="float">
            <text:p>6.0000000000E+02</text:p>
          </table:table-cell>
          <table:table-cell office:value-type="float" office:value="0.0135052431259378" calcext:value-type="float">
            <text:p>1.3505243126E-02</text:p>
          </table:table-cell>
          <table:table-cell office:value-type="float" office:value="0.269413242842928" calcext:value-type="float">
            <text:p>2.6941324284E-01</text:p>
          </table:table-cell>
          <table:table-cell office:value-type="float" office:value="-0.269411906899787" calcext:value-type="float">
            <text:p>-2.6941190690E-01</text:p>
          </table:table-cell>
          <table:table-cell office:value-type="float" office:value="-31552.4904450055" calcext:value-type="float">
            <text:p>-3.1552490445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552.7386" calcext:value-type="float">
            <text:p>1.5527386000E+03</text:p>
          </table:table-cell>
          <table:table-cell office:value-type="float" office:value="20409.56337" calcext:value-type="float">
            <text:p>2.0409563370E+04</text:p>
          </table:table-cell>
          <table:table-cell table:formula="of:=[.F66]-[.F65]" office:value-type="float" office:value="-0.0000000000177795903" calcext:value-type="float">
            <text:p>-1.7779590300E-11</text:p>
          </table:table-cell>
          <table:table-cell table:formula="of:=[.G66]-[.G65]" office:value-type="float" office:value="-0.00000000060778021505" calcext:value-type="float">
            <text:p>-6.0778021505E-10</text:p>
          </table:table-cell>
          <table:table-cell table:formula="of:=[.H66]-[.H65]" office:value-type="float" office:value="0.00000000061859412037" calcext:value-type="float">
            <text:p>6.1859412037E-10</text:p>
          </table:table-cell>
          <table:table-cell table:formula="of:=[.I66]-[.I65]" office:value-type="float" office:value="-0.00000417335832025856" calcext:value-type="float">
            <text:p>-4.1733583203E-06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620" calcext:value-type="float">
            <text:p>6.2000000000E+02</text:p>
          </table:table-cell>
          <table:table-cell office:value-type="float" office:value="0.0135052431081582" calcext:value-type="float">
            <text:p>1.3505243108E-02</text:p>
          </table:table-cell>
          <table:table-cell office:value-type="float" office:value="0.269413242235148" calcext:value-type="float">
            <text:p>2.6941324224E-01</text:p>
          </table:table-cell>
          <table:table-cell office:value-type="float" office:value="-0.269411906281192" calcext:value-type="float">
            <text:p>-2.6941190628E-01</text:p>
          </table:table-cell>
          <table:table-cell office:value-type="float" office:value="-31552.4904491789" calcext:value-type="float">
            <text:p>-3.1552490449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593.8734" calcext:value-type="float">
            <text:p>1.5938734000E+03</text:p>
          </table:table-cell>
          <table:table-cell office:value-type="float" office:value="21029.6092699999" calcext:value-type="float">
            <text:p>2.1029609270E+04</text:p>
          </table:table-cell>
          <table:table-cell table:formula="of:=[.F67]-[.F66]" office:value-type="float" office:value="-0.00000000000530621033" calcext:value-type="float">
            <text:p>-5.3062103322E-12</text:p>
          </table:table-cell>
          <table:table-cell table:formula="of:=[.G67]-[.G66]" office:value-type="float" office:value="-0.00000000008841238852" calcext:value-type="float">
            <text:p>-8.8412388521E-11</text:p>
          </table:table-cell>
          <table:table-cell table:formula="of:=[.H67]-[.H66]" office:value-type="float" office:value="0.00000000013808831856" calcext:value-type="float">
            <text:p>1.3808831856E-10</text:p>
          </table:table-cell>
          <table:table-cell table:formula="of:=[.I67]-[.I66]" office:value-type="float" office:value="-0.00000198928319150582" calcext:value-type="float">
            <text:p>-1.9892831915E-06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640" calcext:value-type="float">
            <text:p>6.4000000000E+02</text:p>
          </table:table-cell>
          <table:table-cell office:value-type="float" office:value="0.013505243102852" calcext:value-type="float">
            <text:p>1.3505243103E-02</text:p>
          </table:table-cell>
          <table:table-cell office:value-type="float" office:value="0.269413242146735" calcext:value-type="float">
            <text:p>2.6941324215E-01</text:p>
          </table:table-cell>
          <table:table-cell office:value-type="float" office:value="-0.269411906143104" calcext:value-type="float">
            <text:p>-2.6941190614E-01</text:p>
          </table:table-cell>
          <table:table-cell office:value-type="float" office:value="-31552.4904511681" calcext:value-type="float">
            <text:p>-3.1552490451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645.2268" calcext:value-type="float">
            <text:p>1.6452268000E+03</text:p>
          </table:table-cell>
          <table:table-cell office:value-type="float" office:value="21713.001746" calcext:value-type="float">
            <text:p>2.1713001746E+04</text:p>
          </table:table-cell>
          <table:table-cell table:formula="of:=[.F68]-[.F67]" office:value-type="float" office:value="-0.00000000000060362999" calcext:value-type="float">
            <text:p>-6.0362999321E-13</text:p>
          </table:table-cell>
          <table:table-cell table:formula="of:=[.G68]-[.G67]" office:value-type="float" office:value="-0.00000000003766137402" calcext:value-type="float">
            <text:p>-3.7661374019E-11</text:p>
          </table:table-cell>
          <table:table-cell table:formula="of:=[.H68]-[.H67]" office:value-type="float" office:value="-0.00000000004242750595" calcext:value-type="float">
            <text:p>-4.2427505953E-11</text:p>
          </table:table-cell>
          <table:table-cell table:formula="of:=[.I68]-[.I67]" office:value-type="float" office:value="0.0000007306516636163" calcext:value-type="float">
            <text:p>7.3065166362E-07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660" calcext:value-type="float">
            <text:p>6.6000000000E+02</text:p>
          </table:table-cell>
          <table:table-cell office:value-type="float" office:value="0.0135052431022483" calcext:value-type="float">
            <text:p>1.3505243102E-02</text:p>
          </table:table-cell>
          <table:table-cell office:value-type="float" office:value="0.269413242109074" calcext:value-type="float">
            <text:p>2.6941324211E-01</text:p>
          </table:table-cell>
          <table:table-cell office:value-type="float" office:value="-0.269411906185532" calcext:value-type="float">
            <text:p>-2.6941190619E-01</text:p>
          </table:table-cell>
          <table:table-cell office:value-type="float" office:value="-31552.4904504375" calcext:value-type="float">
            <text:p>-3.1552490450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703.2972" calcext:value-type="float">
            <text:p>1.7032972000E+03</text:p>
          </table:table-cell>
          <table:table-cell office:value-type="float" office:value="22407.0046109999" calcext:value-type="float">
            <text:p>2.2407004611E+04</text:p>
          </table:table-cell>
          <table:table-cell table:formula="of:=[.F69]-[.F68]" office:value-type="float" office:value="0.00000000000058352975" calcext:value-type="float">
            <text:p>5.8352975230E-13</text:p>
          </table:table-cell>
          <table:table-cell table:formula="of:=[.G69]-[.G68]" office:value-type="float" office:value="0.00000000003376859903" calcext:value-type="float">
            <text:p>3.3768599028E-11</text:p>
          </table:table-cell>
          <table:table-cell table:formula="of:=[.H69]-[.H68]" office:value-type="float" office:value="-0.00000000001318700704" calcext:value-type="float">
            <text:p>-1.3187007042E-11</text:p>
          </table:table-cell>
          <table:table-cell table:formula="of:=[.I69]-[.I68]" office:value-type="float" office:value="0.00000002592059900053" calcext:value-type="float">
            <text:p>2.5920599001E-08</text:p>
          </table:table-cell>
          <table:table-cell table:number-columns-repeated="14"/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.0003" calcext:value-type="float">
            <text:p>3.0000000000E-04</text:p>
          </table:table-cell>
          <table:table-cell office:value-type="float" office:value="47" calcext:value-type="float">
            <text:p>4.7000000000E+01</text:p>
          </table:table-cell>
          <table:table-cell office:value-type="float" office:value="153" calcext:value-type="float">
            <text:p>1.5300000000E+02</text:p>
          </table:table-cell>
          <table:table-cell office:value-type="float" office:value="680" calcext:value-type="float">
            <text:p>6.8000000000E+02</text:p>
          </table:table-cell>
          <table:table-cell office:value-type="float" office:value="0.0135052431028319" calcext:value-type="float">
            <text:p>1.3505243103E-02</text:p>
          </table:table-cell>
          <table:table-cell office:value-type="float" office:value="0.269413242142842" calcext:value-type="float">
            <text:p>2.6941324214E-01</text:p>
          </table:table-cell>
          <table:table-cell office:value-type="float" office:value="-0.269411906198719" calcext:value-type="float">
            <text:p>-2.6941190620E-01</text:p>
          </table:table-cell>
          <table:table-cell office:value-type="float" office:value="-31552.4904504116" calcext:value-type="float">
            <text:p>-3.1552490450E+04</text:p>
          </table:table-cell>
          <table:table-cell office:value-type="float" office:value="-65481.5377284929" calcext:value-type="float">
            <text:p>-6.5481537728E+04</text:p>
          </table:table-cell>
          <table:table-cell office:value-type="float" office:value="1760.4932" calcext:value-type="float">
            <text:p>1.7604932000E+03</text:p>
          </table:table-cell>
          <table:table-cell office:value-type="float" office:value="23110.2792489999" calcext:value-type="float">
            <text:p>2.3110279249E+04</text:p>
          </table:table-cell>
          <table:table-cell office:value-type="float" office:value="0.00000000000058352975" calcext:value-type="float">
            <text:p>5.8352975230E-13</text:p>
          </table:table-cell>
          <table:table-cell office:value-type="float" office:value="0.00000000003376859903" calcext:value-type="float">
            <text:p>3.3768599028E-11</text:p>
          </table:table-cell>
          <table:table-cell office:value-type="float" office:value="-0.00000000001318700704" calcext:value-type="float">
            <text:p>-1.3187007042E-11</text:p>
          </table:table-cell>
          <table:table-cell office:value-type="float" office:value="0.00000002592059900053" calcext:value-type="float">
            <text:p>2.5920599001E-08</text:p>
          </table:table-cell>
          <table:table-cell table:number-columns-repeated="14"/>
        </table:table-row>
        <table:table-row table:style-name="ro1" table:number-rows-repeated="1048506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0" number:min-decimal-places="1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3-07-10T19:24:31.388000000</dc:date>
    <meta:editing-duration>PT52M8S</meta:editing-duration>
    <meta:editing-cycles>2</meta:editing-cycles>
    <meta:document-statistic meta:table-count="1" meta:cell-count="1104" meta:object-count="0"/>
  </office:meta>
</office:document-meta>
</file>